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5%"/>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5%"/>
    </style:style>
    <style:style style:name="P220" style:parent-style-name="Standard" style:family="paragraph">
      <style:paragraph-properties fo:break-before="page" fo:text-align="start" fo:margin-bottom="0.1111in" fo:line-height="105%"/>
    </style:style>
    <style:style style:name="P221" style:parent-style-name="Standard" style:family="paragraph">
      <style:paragraph-properties fo:text-align="center" fo:margin-bottom="0.1111in" fo:line-height="105%"/>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5%"/>
    </style:style>
    <style:style style:name="P224" style:parent-style-name="Standard" style:family="paragraph">
      <style:paragraph-properties fo:text-align="start" fo:margin-bottom="0.1111in" fo:line-height="105%"/>
    </style:style>
    <style:style style:name="P225" style:parent-style-name="Standard" style:family="paragraph">
      <style:paragraph-properties fo:text-align="start" fo:margin-bottom="0.1111in" fo:line-height="105%"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5%"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5%" fo:text-indent="0in"/>
    </style:style>
    <style:style style:name="P233" style:parent-style-name="Standard" style:family="paragraph">
      <style:paragraph-properties fo:text-align="start" fo:margin-bottom="0.1111in" fo:line-height="105%" fo:text-indent="0in"/>
    </style:style>
    <style:style style:name="P234" style:parent-style-name="Standard" style:family="paragraph">
      <style:paragraph-properties fo:text-align="start" fo:margin-bottom="0.1111in" fo:line-height="105%" fo:text-indent="0in"/>
    </style:style>
    <style:style style:name="P235" style:parent-style-name="Standard" style:family="paragraph">
      <style:paragraph-properties fo:text-align="start" fo:margin-bottom="0.1111in" fo:line-height="105%" fo:text-indent="0in"/>
    </style:style>
    <style:style style:name="P236" style:parent-style-name="Standard" style:family="paragraph">
      <style:paragraph-properties fo:text-align="start" fo:margin-bottom="0.1111in" fo:line-height="105%" fo:text-indent="0in"/>
    </style:style>
    <style:style style:name="P237" style:parent-style-name="Standard" style:family="paragraph">
      <style:paragraph-properties fo:text-align="start" fo:margin-bottom="0.1111in" fo:line-height="105%" fo:text-indent="0in"/>
    </style:style>
    <style:style style:name="P238" style:parent-style-name="Standard" style:family="paragraph">
      <style:paragraph-properties fo:text-align="start" fo:margin-bottom="0.1111in" fo:line-height="105%" fo:text-indent="0in"/>
    </style:style>
    <style:style style:name="P239" style:parent-style-name="Standard" style:family="paragraph">
      <style:paragraph-properties fo:text-align="start" fo:margin-bottom="0.1111in" fo:line-height="105%" fo:text-indent="0in"/>
    </style:style>
    <style:style style:name="P240" style:parent-style-name="Standard" style:family="paragraph">
      <style:paragraph-properties fo:text-align="start" fo:margin-bottom="0.1111in" fo:line-height="105%" fo:text-indent="0in"/>
    </style:style>
    <style:style style:name="P241" style:parent-style-name="Standard" style:family="paragraph">
      <style:paragraph-properties fo:text-align="start" fo:margin-bottom="0.1111in" fo:line-height="105%" fo:text-indent="0in"/>
    </style:style>
    <style:style style:name="P242" style:parent-style-name="Standard" style:family="paragraph">
      <style:paragraph-properties fo:text-align="start" fo:margin-bottom="0.1111in" fo:line-height="105%" fo:text-indent="0in"/>
    </style:style>
    <style:style style:name="P243" style:parent-style-name="Standard" style:family="paragraph">
      <style:paragraph-properties fo:text-align="start" fo:margin-bottom="0.1111in" fo:line-height="105%" fo:text-indent="0in"/>
    </style:style>
    <style:style style:name="P244" style:parent-style-name="Standard" style:family="paragraph">
      <style:paragraph-properties fo:text-align="start" fo:margin-bottom="0.1111in" fo:line-height="105%"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26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27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7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8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8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29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296"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299"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1"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3"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5"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7"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09"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1"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13"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15"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17"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319"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21"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2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327"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29"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31"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34"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T338"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40"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42"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T345"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left" style:position="0.3333in"/>
          <style:tab-stop style:type="right" style:leader-style="dotted" style:leader-text="." style:position="6.2916in"/>
        </style:tab-stops>
      </style:paragraph-properties>
    </style:style>
    <style:style style:name="T349" style:parent-style-name="DefaultParagraphFont" style:family="text">
      <style:text-properties style:font-name="Calibri"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5%"/>
    </style:style>
    <style:style style:name="P351" style:parent-style-name="Standard" style:family="paragraph">
      <style:paragraph-properties fo:break-before="page"/>
    </style:style>
    <style:style style:name="T352" style:parent-style-name="apple-style-span" style:family="text">
      <style:text-properties fo:background-color="#FFFF00"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T355" style:parent-style-name="apple-style-span" style:family="text">
      <style:text-properties fo:language="fr" fo:country="FR"/>
    </style:style>
    <style:style style:name="T356" style:parent-style-name="apple-style-span" style:family="text">
      <style:text-properties fo:background-color="#FFFF00" fo:language="fr" fo:country="FR"/>
    </style:style>
    <style:style style:name="T357" style:parent-style-name="apple-style-span" style:family="text">
      <style:text-properties fo:language="fr" fo:country="FR"/>
    </style:style>
    <style:style style:name="T358" style:parent-style-name="apple-style-span" style:family="text">
      <style:text-properties fo:background-color="#FFFF00" fo:language="fr" fo:country="FR"/>
    </style:style>
    <style:style style:name="T359" style:parent-style-name="apple-style-span" style:family="text">
      <style:text-properties fo:background-color="#FFFF00" fo:language="fr" fo:country="FR"/>
    </style:style>
    <style:style style:name="T360" style:parent-style-name="apple-style-span" style:family="text">
      <style:text-properties fo:background-color="#FFFF00"/>
    </style:style>
    <style:style style:name="T361" style:parent-style-name="apple-style-span" style:family="text">
      <style:text-properties fo:background-color="#FFFF00"/>
    </style:style>
    <style:style style:name="T362" style:parent-style-name="apple-style-span" style:family="text">
      <style:text-properties fo:background-color="#FFFF00"/>
    </style:style>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margin-left="0.25in" fo:text-indent="0in">
        <style:tab-stops/>
      </style:paragraph-properties>
    </style:style>
    <style:style style:name="P369" style:parent-style-name="ListParagraph" style:list-style-name="WWNum6" style:family="paragraph"/>
    <style:style style:name="P370" style:parent-style-name="ListParagraph" style:list-style-name="WWNum6" style:family="paragraph"/>
    <style:style style:name="P371" style:parent-style-name="ListParagraph" style:list-style-name="WWNum6" style:family="paragraph"/>
    <style:style style:name="P372" style:parent-style-name="ListParagraph" style:list-style-name="WWNum6" style:family="paragraph"/>
    <style:style style:name="P373" style:parent-style-name="ListParagraph" style:list-style-name="WWNum6" style:family="paragraph"/>
    <style:style style:name="P374" style:parent-style-name="ListParagraph" style:list-style-name="WWNum6" style:family="paragraph"/>
    <style:style style:name="P375" style:parent-style-name="ListParagraph" style:list-style-name="WWNum6" style:family="paragraph"/>
    <style:style style:name="T376" style:parent-style-name="apple-style-span" style:family="text">
      <style:text-properties fo:background-color="#FFFF00"/>
    </style:style>
    <style:style style:name="T377" style:parent-style-name="apple-style-span" style:family="text">
      <style:text-properties fo:background-color="#FFFF00"/>
    </style:style>
    <style:style style:name="T378" style:parent-style-name="apple-style-span" style:family="text">
      <style:text-properties fo:background-color="#FFFF00" fo:language="ro" fo:country="RO"/>
    </style:style>
    <style:style style:name="T379" style:parent-style-name="apple-style-span" style:family="text">
      <style:text-properties fo:background-color="#FFFF00"/>
    </style:style>
    <style:style style:name="T380" style:parent-style-name="apple-style-span" style:family="text">
      <style:text-properties fo:background-color="#FFFF00" fo:language="ro" fo:country="RO"/>
    </style:style>
    <style:style style:name="T381" style:parent-style-name="apple-style-span" style:family="text">
      <style:text-properties fo:background-color="#FFFF00"/>
    </style:style>
    <style:style style:name="P382" style:parent-style-name="Standard" style:family="paragraph">
      <style:paragraph-properties fo:text-align="start" fo:margin-bottom="0.1111in" fo:line-height="105%"/>
    </style:style>
    <style:style style:name="P383" style:parent-style-name="Standard" style:family="paragraph">
      <style:paragraph-properties fo:break-before="page"/>
    </style:style>
    <style:style style:name="P384" style:parent-style-name="Standard" style:list-style-name="LFO14" style:family="paragraph"/>
    <style:style style:name="P385" style:parent-style-name="Standard" style:list-style-name="LFO14" style:family="paragraph"/>
    <style:style style:name="P386" style:parent-style-name="Standard" style:list-style-name="LFO14" style:family="paragraph"/>
    <style:style style:name="P387" style:parent-style-name="Standard" style:list-style-name="LFO14" style:family="paragraph"/>
    <style:style style:name="P388" style:parent-style-name="Standard" style:list-style-name="LFO14" style:family="paragraph"/>
    <style:style style:name="P389" style:parent-style-name="Standard" style:list-style-name="LFO22" style:family="paragraph"/>
    <style:style style:name="P390" style:parent-style-name="Standard" style:list-style-name="LFO22" style:family="paragraph"/>
    <style:style style:name="T391" style:parent-style-name="apple-style-span" style:family="text">
      <style:text-properties fo:background-color="#FFFF00"/>
    </style:style>
    <style:style style:name="T392" style:parent-style-name="apple-style-span" style:family="text">
      <style:text-properties fo:background-color="#FFFF00" fo:language="fr" fo:country="FR"/>
    </style:style>
    <style:style style:name="T393" style:parent-style-name="apple-style-span" style:family="text">
      <style:text-properties fo:background-color="#FFFF00"/>
    </style:style>
    <style:style style:name="T394" style:parent-style-name="apple-style-span" style:family="text">
      <style:text-properties fo:background-color="#FFFF00" fo:language="fr" fo:country="FR"/>
    </style:style>
    <style:style style:name="T395" style:parent-style-name="apple-style-span" style:family="text">
      <style:text-properties fo:background-color="#FFFF00" fo:language="ro" fo:country="RO"/>
    </style:style>
    <style:style style:name="T396" style:parent-style-name="apple-style-span" style:family="text">
      <style:text-properties fo:background-color="#FFFF00"/>
    </style:style>
    <style:style style:name="T397" style:parent-style-name="apple-style-span" style:family="text">
      <style:text-properties fo:background-color="#FFFF00" fo:language="ro" fo:country="RO"/>
    </style:style>
    <style:style style:name="T398" style:parent-style-name="apple-style-span" style:family="text">
      <style:text-properties fo:background-color="#FFFF00"/>
    </style:style>
    <style:style style:name="P399" style:parent-style-name="Standard" style:family="paragraph">
      <style:paragraph-properties fo:break-before="page"/>
    </style:style>
    <style:style style:name="T400" style:parent-style-name="DefaultParagraphFont" style:family="text">
      <style:text-properties fo:language="ro" fo:country="RO"/>
    </style:style>
    <style:style style:name="T401" style:parent-style-name="apple-style-span" style:family="text">
      <style:text-properties fo:background-color="#FFFF00" fo:language="fr" fo:country="FR"/>
    </style:style>
    <style:style style:name="T402" style:parent-style-name="apple-style-span" style:family="text">
      <style:text-properties fo:background-color="#FFFF00" fo:language="ro" fo:country="RO"/>
    </style:style>
    <style:style style:name="T403" style:parent-style-name="apple-style-span" style:family="text">
      <style:text-properties fo:background-color="#FFFF00" fo:language="fr" fo:country="FR"/>
    </style:style>
    <style:style style:name="T404" style:parent-style-name="apple-style-span" style:family="text">
      <style:text-properties fo:background-color="#FFFF00" fo:language="ro" fo:country="RO"/>
    </style:style>
    <style:style style:name="T405" style:parent-style-name="apple-style-span" style:family="text">
      <style:text-properties fo:background-color="#FFFF00"/>
    </style:style>
    <style:style style:name="T406" style:parent-style-name="apple-style-span" style:family="text">
      <style:text-properties fo:background-color="#FFFF00" fo:language="ro" fo:country="RO"/>
    </style:style>
    <style:style style:name="T407" style:parent-style-name="apple-style-span" style:family="text">
      <style:text-properties fo:background-color="#FFFF00"/>
    </style:style>
    <style:style style:name="T408" style:parent-style-name="apple-style-span" style:family="text">
      <style:text-properties fo:background-color="#FFFF00" fo:language="ro" fo:country="RO"/>
    </style:style>
    <style:style style:name="T409" style:parent-style-name="apple-style-span" style:family="text">
      <style:text-properties fo:background-color="#FFFF00"/>
    </style:style>
    <style:style style:name="T410" style:parent-style-name="apple-style-span" style:family="text">
      <style:text-properties fo:background-color="#FFFF00" fo:language="ro" fo:country="RO"/>
    </style:style>
    <style:style style:name="T411" style:parent-style-name="apple-style-span" style:family="text">
      <style:text-properties fo:background-color="#FFFF00"/>
    </style:style>
    <style:style style:name="T412" style:parent-style-name="apple-style-span" style:family="text">
      <style:text-properties fo:background-color="#FFFF00" fo:language="ro" fo:country="RO"/>
    </style:style>
    <style:style style:name="T413" style:parent-style-name="apple-style-span" style:family="text">
      <style:text-properties fo:background-color="#FFFF00"/>
    </style:style>
    <style:style style:name="T414" style:parent-style-name="apple-style-span" style:family="text">
      <style:text-properties fo:background-color="#FFFF00" fo:language="fr" fo:country="FR"/>
    </style:style>
    <style:style style:name="P415" style:parent-style-name="ListParagraph" style:list-style-name="WWNum4" style:family="paragraph"/>
    <style:style style:name="T416" style:parent-style-name="apple-style-span" style:family="text">
      <style:text-properties fo:background-color="#FFFF00" fo:language="fr" fo:country="FR"/>
    </style:style>
    <style:style style:name="T417" style:parent-style-name="apple-style-span" style:family="text">
      <style:text-properties fo:background-color="#FFFF00" fo:language="ro" fo:country="RO"/>
    </style:style>
    <style:style style:name="T418" style:parent-style-name="apple-style-span" style:family="text">
      <style:text-properties fo:background-color="#FFFF00"/>
    </style:style>
    <style:style style:name="T419" style:parent-style-name="apple-style-span" style:family="text">
      <style:text-properties fo:background-color="#FFFF00" fo:language="ro" fo:country="RO"/>
    </style:style>
    <style:style style:name="T420" style:parent-style-name="apple-style-span" style:family="text">
      <style:text-properties fo:background-color="#FFFF00"/>
    </style:style>
    <style:style style:name="P42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2" style:parent-style-name="apple-style-span" style:family="text">
      <style:text-properties fo:background-color="#FFFF00" fo:language="fr" fo:country="FR"/>
    </style:style>
    <style:style style:name="P42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4" style:parent-style-name="apple-style-span" style:family="text">
      <style:text-properties fo:background-color="#FFFF00" fo:language="fr" fo:country="FR"/>
    </style:style>
    <style:style style:name="P42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6" style:parent-style-name="apple-style-span" style:family="text">
      <style:text-properties fo:background-color="#FFFF00" fo:language="fr" fo:country="FR"/>
    </style:style>
    <style:style style:name="P42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8" style:parent-style-name="apple-style-span" style:family="text">
      <style:text-properties fo:background-color="#FFFF00" fo:language="fr" fo:country="FR"/>
    </style:style>
    <style:style style:name="P42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30" style:parent-style-name="apple-style-span" style:family="text">
      <style:text-properties fo:background-color="#FFFF00" fo:language="fr" fo:country="FR"/>
    </style:style>
    <style:style style:name="P431" style:parent-style-name="Standard" style:list-style-name="WWNum7" style:family="paragraph"/>
    <style:style style:name="P432" style:parent-style-name="Standard" style:list-style-name="WWNum7" style:family="paragraph"/>
    <style:style style:name="P433" style:parent-style-name="Standard" style:list-style-name="WWNum7" style:family="paragraph"/>
    <style:style style:name="P434" style:parent-style-name="Standard" style:list-style-name="WWNum7" style:family="paragraph"/>
    <style:style style:name="P435" style:parent-style-name="Standard" style:list-style-name="LFO16" style:family="paragraph"/>
    <style:style style:name="P436" style:parent-style-name="Standard" style:list-style-name="LFO16" style:family="paragraph"/>
    <style:style style:name="P437" style:parent-style-name="Standard" style:list-style-name="LFO16" style:family="paragraph"/>
    <style:style style:name="P438" style:parent-style-name="Standard" style:family="paragraph">
      <style:paragraph-properties fo:text-align="start" fo:margin-bottom="0.1111in" fo:line-height="105%"/>
    </style:style>
    <style:style style:name="P439" style:parent-style-name="Standard" style:family="paragraph">
      <style:paragraph-properties fo:text-align="start" fo:margin-bottom="0.1111in" fo:line-height="105%"/>
    </style:style>
    <style:style style:name="P440" style:parent-style-name="Standard" style:family="paragraph">
      <style:paragraph-properties fo:text-align="start" fo:margin-bottom="0.1111in" fo:line-height="105%"/>
    </style:style>
    <style:style style:name="P441" style:parent-style-name="Standard" style:family="paragraph">
      <style:paragraph-properties fo:text-align="start" fo:margin-bottom="0.1111in" fo:line-height="105%"/>
    </style:style>
    <style:style style:name="P442" style:parent-style-name="Standard" style:family="paragraph">
      <style:paragraph-properties fo:text-align="start" fo:margin-bottom="0.1111in" fo:line-height="105%"/>
    </style:style>
    <style:style style:name="P443" style:parent-style-name="Standard" style:family="paragraph">
      <style:paragraph-properties fo:text-align="start" fo:margin-bottom="0.1111in" fo:line-height="105%"/>
    </style:style>
    <style:style style:name="P444" style:parent-style-name="Standard" style:family="paragraph">
      <style:paragraph-properties fo:text-align="center"/>
    </style:style>
    <style:style style:name="P445" style:parent-style-name="Standard" style:family="paragraph">
      <style:paragraph-properties fo:text-align="start" fo:text-indent="0in"/>
    </style:style>
    <style:style style:name="P446" style:parent-style-name="Standard" style:list-style-name="LFO17" style:family="paragraph"/>
    <style:style style:name="P447" style:parent-style-name="Standard" style:list-style-name="LFO17" style:family="paragraph"/>
    <style:style style:name="P448" style:parent-style-name="Standard" style:list-style-name="LFO17" style:family="paragraph"/>
    <style:style style:name="P449" style:parent-style-name="Standard" style:list-style-name="LFO18" style:family="paragraph"/>
    <style:style style:name="P450" style:parent-style-name="Standard" style:list-style-name="LFO18" style:family="paragraph"/>
    <style:style style:name="P451" style:parent-style-name="Standard" style:list-style-name="LFO18" style:family="paragraph"/>
    <style:style style:name="P452" style:parent-style-name="Standard" style:list-style-name="LFO18" style:family="paragraph"/>
    <style:style style:name="P453" style:parent-style-name="Standard" style:list-style-name="LFO18" style:family="paragraph"/>
    <style:style style:name="P454" style:parent-style-name="Standard" style:list-style-name="LFO18" style:family="paragraph"/>
    <style:style style:name="P455" style:parent-style-name="Standard" style:family="paragraph">
      <style:paragraph-properties fo:text-align="center"/>
    </style:style>
    <style:style style:name="P456" style:parent-style-name="Standard" style:list-style-name="LFO19" style:family="paragraph"/>
    <style:style style:name="P457" style:parent-style-name="Standard" style:list-style-name="LFO19" style:family="paragraph"/>
    <style:style style:name="P458" style:parent-style-name="Standard" style:list-style-name="LFO19" style:family="paragraph"/>
    <style:style style:name="P459" style:parent-style-name="Standard" style:list-style-name="LFO19" style:family="paragraph"/>
    <style:style style:name="P460" style:parent-style-name="Standard" style:list-style-name="LFO19" style:family="paragraph"/>
    <style:style style:name="P461" style:parent-style-name="Standard" style:list-style-name="LFO19" style:family="paragraph"/>
    <style:style style:name="P462" style:parent-style-name="Standard" style:list-style-name="LFO19" style:family="paragraph"/>
    <style:style style:name="P463" style:parent-style-name="Standard" style:list-style-name="LFO19" style:family="paragraph"/>
    <style:style style:name="P464" style:parent-style-name="Standard" style:list-style-name="LFO19" style:family="paragraph"/>
    <style:style style:name="P465" style:parent-style-name="Standard" style:list-style-name="LFO19" style:family="paragraph"/>
    <style:style style:name="P466" style:parent-style-name="Standard" style:list-style-name="LFO20" style:family="paragraph"/>
    <style:style style:name="P467" style:parent-style-name="Standard" style:list-style-name="LFO20" style:family="paragraph"/>
    <style:style style:name="P468" style:parent-style-name="Standard" style:family="paragraph">
      <style:paragraph-properties fo:keep-with-next="always" fo:text-align="center"/>
    </style:style>
    <style:style style:name="P469" style:parent-style-name="Caption" style:family="paragraph">
      <style:paragraph-properties fo:text-align="center"/>
    </style:style>
    <style:style style:name="P470" style:parent-style-name="Caption" style:family="paragraph">
      <style:paragraph-properties fo:keep-with-next="always"/>
    </style:style>
    <style:style style:name="TableColumn472" style:family="table-column">
      <style:table-column-properties style:column-width="0.977in"/>
    </style:style>
    <style:style style:name="TableColumn473" style:family="table-column">
      <style:table-column-properties style:column-width="1.1173in"/>
    </style:style>
    <style:style style:name="TableColumn474" style:family="table-column">
      <style:table-column-properties style:column-width="0.8479in"/>
    </style:style>
    <style:style style:name="TableColumn475" style:family="table-column">
      <style:table-column-properties style:column-width="3.3493in"/>
    </style:style>
    <style:style style:name="Table471" style:family="table">
      <style:table-properties style:width="6.2916in" fo:margin-left="0in" table:align="left"/>
    </style:style>
    <style:style style:name="TableRow476" style:family="table-row">
      <style:table-row-properties/>
    </style:style>
    <style:style style:name="TableCell477" style:family="table-cell">
      <style:table-cell-properties fo:border="0.0069in solid #000000" fo:background-color="#AEAAAA" style:writing-mode="lr-tb" style:vertical-align="middle" fo:padding-top="0in" fo:padding-left="0.075in" fo:padding-bottom="0in" fo:padding-right="0.075in"/>
    </style:style>
    <style:style style:name="P478" style:parent-style-name="Standard" style:family="paragraph">
      <style:paragraph-properties fo:text-align="start" fo:text-indent="0in"/>
      <style:text-properties fo:font-weight="bold" style:font-weight-asian="bold" style:font-weight-complex="bold"/>
    </style:style>
    <style:style style:name="TableCell479" style:family="table-cell">
      <style:table-cell-properties fo:border="0.0069in solid #000000" fo:background-color="#AEAAAA" style:writing-mode="lr-tb" style:vertical-align="middle" fo:padding-top="0in" fo:padding-left="0.075in" fo:padding-bottom="0in" fo:padding-right="0.075in"/>
    </style:style>
    <style:style style:name="P480" style:parent-style-name="Standard" style:family="paragraph">
      <style:paragraph-properties fo:text-align="center" fo:text-indent="0in"/>
      <style:text-properties fo:font-weight="bold" style:font-weight-asian="bold" style:font-weight-complex="bold"/>
    </style:style>
    <style:style style:name="TableCell481" style:family="table-cell">
      <style:table-cell-properties fo:border="0.0069in solid #000000" fo:background-color="#AEAAAA" style:writing-mode="lr-tb" style:vertical-align="middle" fo:padding-top="0in" fo:padding-left="0.075in" fo:padding-bottom="0in" fo:padding-right="0.075in"/>
    </style:style>
    <style:style style:name="P482" style:parent-style-name="Standard" style:family="paragraph">
      <style:paragraph-properties fo:text-align="center" fo:text-indent="0in"/>
      <style:text-properties fo:font-weight="bold" style:font-weight-asian="bold" style:font-weight-complex="bold"/>
    </style:style>
    <style:style style:name="P483" style:parent-style-name="Standard" style:family="paragraph">
      <style:paragraph-properties fo:text-align="center" fo:text-indent="0in"/>
      <style:text-properties fo:font-weight="bold" style:font-weight-asian="bold" style:font-weight-complex="bold"/>
    </style:style>
    <style:style style:name="TableCell484" style:family="table-cell">
      <style:table-cell-properties fo:border="0.0069in solid #000000" fo:background-color="#AEAAAA" style:writing-mode="lr-tb" style:vertical-align="middle" fo:padding-top="0in" fo:padding-left="0.075in" fo:padding-bottom="0in" fo:padding-right="0.075in"/>
    </style:style>
    <style:style style:name="P485" style:parent-style-name="Standard" style:family="paragraph">
      <style:paragraph-properties fo:text-align="start" fo:text-indent="0in"/>
      <style:text-properties fo:font-weight="bold" style:font-weight-asian="bold" style:font-weight-complex="bold"/>
    </style:style>
    <style:style style:name="TableRow486" style:family="table-row">
      <style:table-row-properties/>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Standard" style:family="paragraph">
      <style:paragraph-properties fo:text-align="start" fo:text-indent="0in"/>
    </style:style>
    <style:style style:name="TableCell489" style:family="table-cell">
      <style:table-cell-properties fo:border="0.0069in solid #000000" style:writing-mode="lr-tb" style:vertical-align="middle" fo:padding-top="0in" fo:padding-left="0.075in" fo:padding-bottom="0in" fo:padding-right="0.075in"/>
    </style:style>
    <style:style style:name="P490" style:parent-style-name="Standard" style:family="paragraph">
      <style:paragraph-properties fo:text-align="center" fo:text-indent="0in"/>
    </style:style>
    <style:style style:name="TableCell491" style:family="table-cell">
      <style:table-cell-properties fo:border="0.0069in solid #000000" style:writing-mode="lr-tb" style:vertical-align="middle" fo:padding-top="0in" fo:padding-left="0.075in" fo:padding-bottom="0in" fo:padding-right="0.075in"/>
    </style:style>
    <style:style style:name="P492" style:parent-style-name="Standard" style:family="paragraph">
      <style:paragraph-properties fo:text-align="center" fo:text-indent="0in"/>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Standard" style:family="paragraph">
      <style:paragraph-properties fo:text-align="start" fo:text-indent="0in"/>
    </style:style>
    <style:style style:name="TableRow495" style:family="table-row">
      <style:table-row-properties/>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Standard" style:family="paragraph">
      <style:paragraph-properties fo:text-align="start" fo:text-indent="0in"/>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Standard" style:family="paragraph">
      <style:paragraph-properties fo:text-align="center" fo:text-indent="0in"/>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center" fo:text-indent="0in"/>
    </style:style>
    <style:style style:name="P502" style:parent-style-name="Standard" style:family="paragraph">
      <style:paragraph-properties fo:text-align="center" fo:text-indent="0in"/>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Standard" style:family="paragraph">
      <style:paragraph-properties fo:text-align="start" fo:text-indent="0in"/>
    </style:style>
    <style:style style:name="TableRow505" style:family="table-row">
      <style:table-row-properties/>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Standard" style:family="paragraph">
      <style:paragraph-properties fo:text-align="start" fo:text-indent="0in"/>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Standard" style:family="paragraph">
      <style:paragraph-properties fo:text-align="center" fo:text-indent="0in"/>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Standard" style:family="paragraph">
      <style:paragraph-properties fo:text-align="center" fo:text-indent="0in"/>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Standard" style:family="paragraph">
      <style:paragraph-properties fo:text-align="start" fo:text-indent="0in"/>
    </style:style>
    <style:style style:name="TableRow514" style:family="table-row">
      <style:table-row-properties/>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start" fo:text-indent="0in"/>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Standard" style:family="paragraph">
      <style:paragraph-properties fo:text-align="center" fo:text-indent="0in"/>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Standard" style:family="paragraph">
      <style:paragraph-properties fo:text-align="center" fo:text-indent="0i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Standard" style:family="paragraph">
      <style:paragraph-properties fo:text-align="start" fo:text-indent="0in"/>
    </style:style>
    <style:style style:name="TableRow523" style:family="table-row">
      <style:table-row-properties/>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text-align="start" fo:text-indent="0in"/>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Standard" style:family="paragraph">
      <style:paragraph-properties fo:text-align="center" fo:text-indent="0in"/>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Standard" style:family="paragraph">
      <style:paragraph-properties fo:text-align="center" fo:text-indent="0in"/>
    </style:style>
    <style:style style:name="P530" style:parent-style-name="Standard" style:family="paragraph">
      <style:paragraph-properties fo:text-align="center" fo:text-indent="0in"/>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Standard" style:family="paragraph">
      <style:paragraph-properties fo:text-align="start" fo:text-indent="0in"/>
    </style:style>
    <style:style style:name="TableRow533" style:family="table-row">
      <style:table-row-properties/>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Standard" style:family="paragraph">
      <style:paragraph-properties fo:text-align="start" fo:text-indent="0in"/>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Standard" style:family="paragraph">
      <style:paragraph-properties fo:text-align="center" fo:text-indent="0in"/>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Standard" style:family="paragraph">
      <style:paragraph-properties fo:text-align="center" fo:text-indent="0in"/>
    </style:style>
    <style:style style:name="P540" style:parent-style-name="Standard" style:family="paragraph">
      <style:paragraph-properties fo:text-align="center" fo:text-indent="0in"/>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Standard" style:family="paragraph">
      <style:paragraph-properties fo:text-align="start" fo:text-indent="0in"/>
    </style:style>
    <style:style style:name="TableRow543" style:family="table-row">
      <style:table-row-properties/>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Standard" style:family="paragraph">
      <style:paragraph-properties fo:text-align="start" fo:text-indent="0in"/>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Standard" style:family="paragraph">
      <style:paragraph-properties fo:text-align="center" fo:text-indent="0in"/>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Standard" style:family="paragraph">
      <style:paragraph-properties fo:text-align="center" fo:text-indent="0in"/>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Standard" style:family="paragraph">
      <style:paragraph-properties fo:text-align="start" fo:text-indent="0in"/>
    </style:style>
    <style:style style:name="TableRow552" style:family="table-row">
      <style:table-row-properties/>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Standard" style:family="paragraph">
      <style:paragraph-properties fo:text-align="start" fo:text-indent="0in"/>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Standard" style:family="paragraph">
      <style:paragraph-properties fo:text-align="center" fo:text-indent="0in"/>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Standard" style:family="paragraph">
      <style:paragraph-properties fo:text-align="center" fo:text-indent="0in"/>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Standard" style:family="paragraph">
      <style:paragraph-properties fo:text-align="start" fo:text-indent="0in"/>
    </style:style>
    <style:style style:name="TableRow561" style:family="table-row">
      <style:table-row-properties/>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Standard" style:family="paragraph">
      <style:paragraph-properties fo:text-align="start" fo:text-indent="0i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Standard" style:family="paragraph">
      <style:paragraph-properties fo:text-align="center" fo:text-indent="0in"/>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fo:text-indent="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Standard" style:family="paragraph">
      <style:paragraph-properties fo:text-align="start" fo:text-indent="0in"/>
    </style:style>
    <style:style style:name="P570" style:parent-style-name="Caption" style:family="paragraph">
      <style:paragraph-properties fo:keep-with-next="always"/>
    </style:style>
    <style:style style:name="TableColumn572" style:family="table-column">
      <style:table-column-properties style:column-width="1.4736in"/>
    </style:style>
    <style:style style:name="TableColumn573" style:family="table-column">
      <style:table-column-properties style:column-width="4.818in"/>
    </style:style>
    <style:style style:name="Table571" style:family="table">
      <style:table-properties style:width="6.2916in" fo:margin-left="0in" table:align="left"/>
    </style:style>
    <style:style style:name="TableRow574" style:family="table-row">
      <style:table-row-properties/>
    </style:style>
    <style:style style:name="TableCell575" style:family="table-cell">
      <style:table-cell-properties fo:border="0.0069in solid #000000" fo:background-color="#AEAAAA" style:writing-mode="lr-tb" fo:padding-top="0in" fo:padding-left="0.075in" fo:padding-bottom="0in" fo:padding-right="0.075in"/>
    </style:style>
    <style:style style:name="P576" style:parent-style-name="Standard" style:family="paragraph">
      <style:paragraph-properties fo:text-indent="0in"/>
      <style:text-properties fo:font-weight="bold" style:font-weight-asian="bold" style:font-weight-complex="bold"/>
    </style:style>
    <style:style style:name="TableCell577" style:family="table-cell">
      <style:table-cell-properties fo:border="0.0069in solid #000000" fo:background-color="#AEAAAA" style:writing-mode="lr-tb" fo:padding-top="0in" fo:padding-left="0.075in" fo:padding-bottom="0in" fo:padding-right="0.075in"/>
    </style:style>
    <style:style style:name="P578" style:parent-style-name="Standard" style:family="paragraph">
      <style:paragraph-properties fo:text-indent="0in"/>
      <style:text-properties fo:font-weight="bold" style:font-weight-asian="bold" style:font-weight-complex="bold"/>
    </style:style>
    <style:style style:name="TableRow579" style:family="table-row">
      <style:table-row-properties/>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Standard" style:family="paragraph">
      <style:paragraph-properties fo:text-align="center" fo:text-indent="0in"/>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Standard" style:family="paragraph">
      <style:paragraph-properties fo:text-align="start" fo:text-indent="0in"/>
    </style:style>
    <style:style style:name="TableRow584" style:family="table-row">
      <style:table-row-properties/>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Standard" style:family="paragraph">
      <style:paragraph-properties fo:text-align="center" fo:text-indent="0in"/>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Standard" style:family="paragraph">
      <style:paragraph-properties fo:text-align="start" fo:text-indent="0in"/>
    </style:style>
    <style:style style:name="TableRow589" style:family="table-row">
      <style:table-row-properties/>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Standard" style:family="paragraph">
      <style:paragraph-properties fo:text-align="center" fo:text-indent="0in"/>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Standard" style:family="paragraph">
      <style:paragraph-properties fo:text-align="start" fo:text-indent="0in"/>
    </style:style>
    <style:style style:name="TableRow594" style:family="table-row">
      <style:table-row-properties/>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Standard" style:family="paragraph">
      <style:paragraph-properties fo:text-align="center" fo:text-indent="0in"/>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Standard" style:family="paragraph">
      <style:paragraph-properties fo:text-align="start" fo:text-indent="0in"/>
    </style:style>
    <style:style style:name="TableRow599" style:family="table-row">
      <style:table-row-properties/>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Standard" style:family="paragraph">
      <style:paragraph-properties fo:text-align="center" fo:text-indent="0in"/>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Row604" style:family="table-row">
      <style:table-row-properties/>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Standard" style:family="paragraph">
      <style:paragraph-properties fo:text-align="center" fo:text-indent="0in"/>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Standard" style:family="paragraph">
      <style:paragraph-properties fo:text-align="start" fo:text-indent="0in"/>
    </style:style>
    <style:style style:name="TableRow609" style:family="table-row">
      <style:table-row-properties/>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Standard" style:family="paragraph">
      <style:paragraph-properties fo:text-align="center" fo:text-indent="0in"/>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fo:text-align="start" fo:text-indent="0in"/>
    </style:style>
    <style:style style:name="TableRow614" style:family="table-row">
      <style:table-row-properties/>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text-indent="0in"/>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Standard" style:family="paragraph">
      <style:paragraph-properties fo:text-align="start" fo:text-indent="0in"/>
    </style:style>
    <style:style style:name="P619" style:parent-style-name="Standard" style:family="paragraph">
      <style:paragraph-properties fo:keep-with-next="always" fo:text-align="center"/>
    </style:style>
    <style:style style:name="P620" style:parent-style-name="Caption" style:family="paragraph">
      <style:paragraph-properties fo:text-align="center"/>
    </style:style>
    <style:style style:name="P621" style:parent-style-name="Standard" style:list-style-name="LFO21" style:family="paragraph"/>
    <style:style style:name="P622" style:parent-style-name="Standard" style:list-style-name="LFO21" style:family="paragraph"/>
    <style:style style:name="P623" style:parent-style-name="Standard" style:list-style-name="LFO21" style:family="paragraph"/>
    <style:style style:name="P624" style:parent-style-name="Standard" style:list-style-name="LFO21" style:family="paragraph"/>
    <style:style style:name="P625" style:parent-style-name="Standard" style:list-style-name="WWNum4" style:family="paragraph">
      <style:paragraph-properties fo:margin-bottom="0in" fo:line-height="100%"/>
    </style:style>
    <style:style style:name="T626" style:parent-style-name="apple-style-span" style:family="text">
      <style:text-properties fo:background-color="#FFFF00" fo:language="fr" fo:country="FR"/>
    </style:style>
    <style:style style:name="P62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628" style:parent-style-name="apple-style-span" style:family="text">
      <style:text-properties fo:background-color="#FFFF00" fo:language="fr" fo:country="FR"/>
    </style:style>
    <style:style style:name="P629" style:parent-style-name="ListParagraph" style:list-style-name="WWNum5" style:family="paragraph"/>
    <style:style style:name="T630" style:parent-style-name="apple-style-span" style:family="text">
      <style:text-properties fo:background-color="#FFFF00" fo:language="fr" fo:country="FR"/>
    </style:style>
    <style:style style:name="P63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632" style:parent-style-name="apple-style-span" style:family="text">
      <style:text-properties fo:background-color="#FFFF00" fo:language="fr" fo:country="FR"/>
    </style:style>
    <style:style style:name="T633" style:parent-style-name="apple-style-span" style:family="text">
      <style:text-properties fo:background-color="#FFFF00" fo:language="ro" fo:country="RO"/>
    </style:style>
    <style:style style:name="T634" style:parent-style-name="apple-style-span" style:family="text">
      <style:text-properties fo:background-color="#FFFF00"/>
    </style:style>
    <style:style style:name="P63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636" style:parent-style-name="apple-style-span" style:family="text">
      <style:text-properties fo:background-color="#FFFF00"/>
    </style:style>
    <style:style style:name="P637" style:parent-style-name="Standard" style:family="paragraph">
      <style:paragraph-properties fo:break-before="page"/>
    </style:style>
    <style:style style:name="T638" style:parent-style-name="DefaultParagraphFont" style:family="text">
      <style:text-properties fo:language="ro" fo:country="RO"/>
    </style:style>
    <style:style style:name="T639" style:parent-style-name="apple-style-span" style:family="text">
      <style:text-properties fo:language="ro" fo:country="RO"/>
    </style:style>
    <style:style style:name="T640" style:parent-style-name="DefaultParagraphFont" style:family="text">
      <style:text-properties fo:language="ro" fo:country="RO"/>
    </style:style>
    <style:style style:name="T641" style:parent-style-name="apple-style-span" style:family="text">
      <style:text-properties fo:language="fr" fo:country="FR"/>
    </style:style>
    <style:style style:name="P642" style:parent-style-name="Standard" style:family="paragraph">
      <style:paragraph-properties fo:text-align="start" fo:margin-bottom="0.1111in" fo:line-height="105%"/>
    </style:style>
    <style:style style:name="P643" style:parent-style-name="Standard" style:family="paragraph">
      <style:paragraph-properties fo:break-before="page" fo:text-align="start" fo:margin-bottom="0.1111in" fo:line-height="105%"/>
    </style:style>
    <style:style style:name="P644" style:parent-style-name="ListParagraph" style:list-style-name="WWNum5" style:family="paragraph"/>
    <style:style style:name="P645" style:parent-style-name="ListParagraph" style:list-style-name="WWNum5" style:family="paragraph"/>
    <style:style style:name="T646" style:parent-style-name="DefaultParagraphFont" style:family="text">
      <style:text-properties fo:language="ro" fo:country="RO"/>
    </style:style>
    <style:style style:name="P647" style:parent-style-name="ListParagraph" style:list-style-name="WWNum5" style:family="paragraph"/>
    <style:style style:name="T648" style:parent-style-name="DefaultParagraphFont" style:family="text">
      <style:text-properties fo:language="ro" fo:country="RO"/>
    </style:style>
    <style:style style:name="P649" style:parent-style-name="ListParagraph" style:list-style-name="WWNum5" style:family="paragraph"/>
    <style:style style:name="P650" style:parent-style-name="ListParagraph" style:list-style-name="WWNum5" style:family="paragraph"/>
    <style:style style:name="T651" style:parent-style-name="DefaultParagraphFont" style:family="text">
      <style:text-properties fo:language="ro" fo:country="RO"/>
    </style:style>
    <style:style style:name="T652" style:parent-style-name="DefaultParagraphFont" style:family="text">
      <style:text-properties fo:language="ro" fo:country="RO"/>
    </style:style>
    <style:style style:name="T653" style:parent-style-name="DefaultParagraphFont" style:family="text">
      <style:text-properties fo:language="ro" fo:country="RO"/>
    </style:style>
    <style:style style:name="T654" style:parent-style-name="DefaultParagraphFont" style:family="text">
      <style:text-properties fo:language="ro" fo:country="RO"/>
    </style:style>
    <style:style style:name="T655" style:parent-style-name="DefaultParagraphFont" style:family="text">
      <style:text-properties fo:language="ro" fo:country="RO"/>
    </style:style>
    <style:style style:name="T656" style:parent-style-name="DefaultParagraphFont" style:family="text">
      <style:text-properties fo:language="ro" fo:country="RO"/>
    </style:style>
    <style:style style:name="T657" style:parent-style-name="DefaultParagraphFont" style:family="text">
      <style:text-properties fo:language="ro" fo:country="RO"/>
    </style:style>
    <style:style style:name="T658" style:parent-style-name="DefaultParagraphFont" style:family="text">
      <style:text-properties fo:language="ro" fo:country="RO"/>
    </style:style>
    <style:style style:name="T659" style:parent-style-name="DefaultParagraphFont" style:family="text">
      <style:text-properties fo:language="ro" fo:country="RO"/>
    </style:style>
    <style:style style:name="P660" style:parent-style-name="Caption" style:family="paragraph">
      <style:paragraph-properties fo:keep-with-next="always" fo:text-indent="0in"/>
    </style:style>
    <style:style style:name="T661" style:parent-style-name="DefaultParagraphFont" style:family="text">
      <style:text-properties fo:language="ro" fo:country="RO"/>
    </style:style>
    <style:style style:name="TableColumn663" style:family="table-column">
      <style:table-column-properties style:column-width="0.3777in" style:use-optimal-column-width="false"/>
    </style:style>
    <style:style style:name="TableColumn664" style:family="table-column">
      <style:table-column-properties style:column-width="1.0701in" style:use-optimal-column-width="false"/>
    </style:style>
    <style:style style:name="TableColumn665" style:family="table-column">
      <style:table-column-properties style:column-width="1.602in" style:use-optimal-column-width="false"/>
    </style:style>
    <style:style style:name="TableColumn666" style:family="table-column">
      <style:table-column-properties style:column-width="3.2104in" style:use-optimal-column-width="false"/>
    </style:style>
    <style:style style:name="Table662" style:family="table">
      <style:table-properties style:width="6.2604in" fo:margin-left="0in" table:align="left"/>
    </style:style>
    <style:style style:name="TableRow667" style:family="table-row">
      <style:table-row-properties style:use-optimal-row-height="false"/>
    </style:style>
    <style:style style:name="TableCell66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69" style:parent-style-name="Standard" style:family="paragraph">
      <style:paragraph-properties fo:text-align="start" fo:margin-bottom="0in" fo:line-height="100%" fo:text-indent="0in"/>
      <style:text-properties fo:font-weight="bold" style:font-weight-asian="bold" style:font-weight-complex="bold"/>
    </style:style>
    <style:style style:name="TableCell67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71" style:parent-style-name="Standard" style:family="paragraph">
      <style:paragraph-properties fo:text-align="start" fo:margin-bottom="0in" fo:line-height="100%" fo:text-indent="0in"/>
      <style:text-properties fo:font-weight="bold" style:font-weight-asian="bold" style:font-weight-complex="bold"/>
    </style:style>
    <style:style style:name="TableCell67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73" style:parent-style-name="Standard" style:family="paragraph">
      <style:paragraph-properties fo:text-align="start" fo:margin-bottom="0in" fo:line-height="100%" fo:text-indent="0in"/>
      <style:text-properties fo:font-weight="bold" style:font-weight-asian="bold" style:font-weight-complex="bold"/>
    </style:style>
    <style:style style:name="TableCell67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75" style:parent-style-name="Standard" style:family="paragraph">
      <style:paragraph-properties fo:text-align="start" fo:margin-bottom="0in" fo:line-height="100%" fo:text-indent="0in"/>
      <style:text-properties fo:font-weight="bold" style:font-weight-asian="bold" style:font-weight-complex="bold"/>
    </style:style>
    <style:style style:name="TableRow676" style:family="table-row">
      <style:table-row-properties style:use-optimal-row-height="false"/>
    </style:style>
    <style:style style:name="TableCell677" style:family="table-cell">
      <style:table-cell-properties fo:border="0.0069in solid #999999" style:writing-mode="lr-tb" fo:padding-top="0in" fo:padding-left="0.075in" fo:padding-bottom="0in" fo:padding-right="0.075in"/>
    </style:style>
    <style:style style:name="P678" style:parent-style-name="Standard" style:family="paragraph">
      <style:paragraph-properties fo:text-align="start" fo:margin-bottom="0in" fo:line-height="100%" fo:text-indent="0in"/>
      <style:text-properties fo:font-weight="bold" style:font-weight-asian="bold" style:font-weight-complex="bold"/>
    </style:style>
    <style:style style:name="TableCell679" style:family="table-cell">
      <style:table-cell-properties fo:border="0.0069in solid #999999" style:writing-mode="lr-tb" fo:padding-top="0in" fo:padding-left="0.075in" fo:padding-bottom="0in" fo:padding-right="0.075in"/>
    </style:style>
    <style:style style:name="P680" style:parent-style-name="Standard" style:family="paragraph">
      <style:paragraph-properties fo:text-align="start" fo:margin-bottom="0in" fo:line-height="100%" fo:text-indent="0in"/>
    </style:style>
    <style:style style:name="TableCell681" style:family="table-cell">
      <style:table-cell-properties fo:border="0.0069in solid #999999" style:writing-mode="lr-tb" fo:padding-top="0in" fo:padding-left="0.075in" fo:padding-bottom="0in" fo:padding-right="0.075in"/>
    </style:style>
    <style:style style:name="P682" style:parent-style-name="Standard" style:family="paragraph">
      <style:paragraph-properties fo:text-align="start" fo:margin-bottom="0in" fo:line-height="100%" fo:text-indent="0in"/>
    </style:style>
    <style:style style:name="TableCell683" style:family="table-cell">
      <style:table-cell-properties fo:border="0.0069in solid #999999" style:writing-mode="lr-tb" fo:padding-top="0in" fo:padding-left="0.075in" fo:padding-bottom="0in" fo:padding-right="0.075in"/>
    </style:style>
    <style:style style:name="P684" style:parent-style-name="Standard" style:family="paragraph">
      <style:paragraph-properties fo:text-align="start" fo:margin-bottom="0in" fo:line-height="100%" fo:text-indent="0in"/>
    </style:style>
    <style:style style:name="TableRow685" style:family="table-row">
      <style:table-row-properties style:use-optimal-row-height="false"/>
    </style:style>
    <style:style style:name="TableCell686" style:family="table-cell">
      <style:table-cell-properties fo:border="0.0069in solid #999999" style:writing-mode="lr-tb" fo:padding-top="0in" fo:padding-left="0.075in" fo:padding-bottom="0in" fo:padding-right="0.075in"/>
    </style:style>
    <style:style style:name="P687" style:parent-style-name="Standard" style:family="paragraph">
      <style:paragraph-properties fo:text-align="start" fo:margin-bottom="0in" fo:line-height="100%" fo:text-indent="0in"/>
      <style:text-properties fo:font-weight="bold" style:font-weight-asian="bold" style:font-weight-complex="bold"/>
    </style:style>
    <style:style style:name="TableCell688" style:family="table-cell">
      <style:table-cell-properties fo:border="0.0069in solid #999999" style:writing-mode="lr-tb" fo:padding-top="0in" fo:padding-left="0.075in" fo:padding-bottom="0in" fo:padding-right="0.075in"/>
    </style:style>
    <style:style style:name="P689" style:parent-style-name="Standard" style:family="paragraph">
      <style:paragraph-properties fo:text-align="start" fo:margin-bottom="0in" fo:line-height="100%" fo:text-indent="0in"/>
    </style:style>
    <style:style style:name="TableCell690" style:family="table-cell">
      <style:table-cell-properties fo:border="0.0069in solid #999999" style:writing-mode="lr-tb" fo:padding-top="0in" fo:padding-left="0.075in" fo:padding-bottom="0in" fo:padding-right="0.075in"/>
    </style:style>
    <style:style style:name="P691" style:parent-style-name="Standard" style:family="paragraph">
      <style:paragraph-properties fo:text-align="start" fo:margin-bottom="0in" fo:line-height="100%" fo:text-indent="0in"/>
    </style:style>
    <style:style style:name="T692" style:parent-style-name="DefaultParagraphFont" style:family="text">
      <style:text-properties fo:language="ro" fo:country="RO"/>
    </style:style>
    <style:style style:name="TableCell693" style:family="table-cell">
      <style:table-cell-properties fo:border="0.0069in solid #999999" style:writing-mode="lr-tb" fo:padding-top="0in" fo:padding-left="0.075in" fo:padding-bottom="0in" fo:padding-right="0.075in"/>
    </style:style>
    <style:style style:name="P694" style:parent-style-name="Standard" style:family="paragraph">
      <style:paragraph-properties fo:text-align="start" fo:margin-bottom="0in" fo:line-height="100%" fo:text-indent="0in"/>
    </style:style>
    <style:style style:name="TableRow695" style:family="table-row">
      <style:table-row-properties style:use-optimal-row-height="false"/>
    </style:style>
    <style:style style:name="TableCell696" style:family="table-cell">
      <style:table-cell-properties fo:border="0.0069in solid #999999" style:writing-mode="lr-tb" fo:padding-top="0in" fo:padding-left="0.075in" fo:padding-bottom="0in" fo:padding-right="0.075in"/>
    </style:style>
    <style:style style:name="P697" style:parent-style-name="Standard" style:family="paragraph">
      <style:paragraph-properties fo:text-align="start" fo:margin-bottom="0in" fo:line-height="100%" fo:text-indent="0in"/>
      <style:text-properties fo:font-weight="bold" style:font-weight-asian="bold" style:font-weight-complex="bold"/>
    </style:style>
    <style:style style:name="TableCell698" style:family="table-cell">
      <style:table-cell-properties fo:border="0.0069in solid #999999" style:writing-mode="lr-tb" fo:padding-top="0in" fo:padding-left="0.075in" fo:padding-bottom="0in" fo:padding-right="0.075in"/>
    </style:style>
    <style:style style:name="P699" style:parent-style-name="Standard" style:family="paragraph">
      <style:paragraph-properties fo:text-align="start" fo:margin-bottom="0in" fo:line-height="100%" fo:text-indent="0in"/>
    </style:style>
    <style:style style:name="TableCell700" style:family="table-cell">
      <style:table-cell-properties fo:border="0.0069in solid #999999" style:writing-mode="lr-tb" fo:padding-top="0in" fo:padding-left="0.075in" fo:padding-bottom="0in" fo:padding-right="0.075in"/>
    </style:style>
    <style:style style:name="P701" style:parent-style-name="Standard" style:family="paragraph">
      <style:paragraph-properties fo:text-align="start" fo:margin-bottom="0in" fo:line-height="100%" fo:text-indent="0in"/>
    </style:style>
    <style:style style:name="TableCell702" style:family="table-cell">
      <style:table-cell-properties fo:border="0.0069in solid #999999" style:writing-mode="lr-tb" fo:padding-top="0in" fo:padding-left="0.075in" fo:padding-bottom="0in" fo:padding-right="0.075in"/>
    </style:style>
    <style:style style:name="P703" style:parent-style-name="Standard" style:family="paragraph">
      <style:paragraph-properties fo:text-align="start" fo:margin-bottom="0in" fo:line-height="100%" fo:text-indent="0in"/>
    </style:style>
    <style:style style:name="TableRow704" style:family="table-row">
      <style:table-row-properties style:use-optimal-row-height="false"/>
    </style:style>
    <style:style style:name="TableCell705" style:family="table-cell">
      <style:table-cell-properties fo:border="0.0069in solid #999999" style:writing-mode="lr-tb" fo:padding-top="0in" fo:padding-left="0.075in" fo:padding-bottom="0in" fo:padding-right="0.075in"/>
    </style:style>
    <style:style style:name="P706" style:parent-style-name="Standard" style:family="paragraph">
      <style:paragraph-properties fo:text-align="start" fo:margin-bottom="0in" fo:line-height="100%" fo:text-indent="0in"/>
      <style:text-properties fo:font-weight="bold" style:font-weight-asian="bold" style:font-weight-complex="bold"/>
    </style:style>
    <style:style style:name="TableCell707" style:family="table-cell">
      <style:table-cell-properties fo:border="0.0069in solid #999999" style:writing-mode="lr-tb" fo:padding-top="0in" fo:padding-left="0.075in" fo:padding-bottom="0in" fo:padding-right="0.075in"/>
    </style:style>
    <style:style style:name="P708" style:parent-style-name="Standard" style:family="paragraph">
      <style:paragraph-properties fo:text-align="start" fo:margin-bottom="0in" fo:line-height="100%" fo:text-indent="0in"/>
    </style:style>
    <style:style style:name="TableCell709" style:family="table-cell">
      <style:table-cell-properties fo:border="0.0069in solid #999999" style:writing-mode="lr-tb" fo:padding-top="0in" fo:padding-left="0.075in" fo:padding-bottom="0in" fo:padding-right="0.075in"/>
    </style:style>
    <style:style style:name="P710" style:parent-style-name="Standard" style:family="paragraph">
      <style:paragraph-properties fo:text-align="start" fo:margin-bottom="0in" fo:line-height="100%" fo:text-indent="0in"/>
    </style:style>
    <style:style style:name="TableCell711" style:family="table-cell">
      <style:table-cell-properties fo:border="0.0069in solid #999999" style:writing-mode="lr-tb" fo:padding-top="0in" fo:padding-left="0.075in" fo:padding-bottom="0in" fo:padding-right="0.075in"/>
    </style:style>
    <style:style style:name="P712" style:parent-style-name="Standard" style:family="paragraph">
      <style:paragraph-properties fo:text-align="start" fo:margin-bottom="0in" fo:line-height="100%" fo:text-indent="0in"/>
    </style:style>
    <style:style style:name="TableRow713" style:family="table-row">
      <style:table-row-properties style:use-optimal-row-height="false"/>
    </style:style>
    <style:style style:name="TableCell714" style:family="table-cell">
      <style:table-cell-properties fo:border="0.0069in solid #999999" style:writing-mode="lr-tb" fo:padding-top="0in" fo:padding-left="0.075in" fo:padding-bottom="0in" fo:padding-right="0.075in"/>
    </style:style>
    <style:style style:name="P715" style:parent-style-name="Standard" style:family="paragraph">
      <style:paragraph-properties fo:text-align="start" fo:margin-bottom="0in" fo:line-height="100%" fo:text-indent="0in"/>
      <style:text-properties fo:font-weight="bold" style:font-weight-asian="bold" style:font-weight-complex="bold"/>
    </style:style>
    <style:style style:name="TableCell716" style:family="table-cell">
      <style:table-cell-properties fo:border="0.0069in solid #999999" style:writing-mode="lr-tb" fo:padding-top="0in" fo:padding-left="0.075in" fo:padding-bottom="0in" fo:padding-right="0.075in"/>
    </style:style>
    <style:style style:name="P717" style:parent-style-name="Standard" style:family="paragraph">
      <style:paragraph-properties fo:text-align="start" fo:margin-bottom="0in" fo:line-height="100%" fo:text-indent="0in"/>
    </style:style>
    <style:style style:name="TableCell718" style:family="table-cell">
      <style:table-cell-properties fo:border="0.0069in solid #999999" style:writing-mode="lr-tb" fo:padding-top="0in" fo:padding-left="0.075in" fo:padding-bottom="0in" fo:padding-right="0.075in"/>
    </style:style>
    <style:style style:name="P719" style:parent-style-name="Standard" style:family="paragraph">
      <style:paragraph-properties fo:text-align="start" fo:margin-bottom="0in" fo:line-height="100%" fo:text-indent="0in"/>
    </style:style>
    <style:style style:name="TableCell720" style:family="table-cell">
      <style:table-cell-properties fo:border="0.0069in solid #999999" style:writing-mode="lr-tb" fo:padding-top="0in" fo:padding-left="0.075in" fo:padding-bottom="0in" fo:padding-right="0.075in"/>
    </style:style>
    <style:style style:name="P721" style:parent-style-name="Standard" style:family="paragraph">
      <style:paragraph-properties fo:text-align="start" fo:margin-bottom="0in" fo:line-height="100%" fo:text-indent="0in"/>
    </style:style>
    <style:style style:name="P722" style:parent-style-name="Standard" style:family="paragraph">
      <style:paragraph-properties fo:text-align="start" fo:margin-bottom="0in" fo:line-height="100%" fo:text-indent="0in"/>
    </style:style>
    <style:style style:name="TableRow723" style:family="table-row">
      <style:table-row-properties style:use-optimal-row-height="false"/>
    </style:style>
    <style:style style:name="TableCell724" style:family="table-cell">
      <style:table-cell-properties fo:border="0.0069in solid #999999" style:writing-mode="lr-tb" fo:padding-top="0in" fo:padding-left="0.075in" fo:padding-bottom="0in" fo:padding-right="0.075in"/>
    </style:style>
    <style:style style:name="P725" style:parent-style-name="Standard" style:family="paragraph">
      <style:paragraph-properties fo:text-align="start" fo:margin-bottom="0in" fo:line-height="100%" fo:text-indent="0in"/>
      <style:text-properties fo:font-weight="bold" style:font-weight-asian="bold" style:font-weight-complex="bold"/>
    </style:style>
    <style:style style:name="TableCell726" style:family="table-cell">
      <style:table-cell-properties fo:border="0.0069in solid #999999" style:writing-mode="lr-tb" fo:padding-top="0in" fo:padding-left="0.075in" fo:padding-bottom="0in" fo:padding-right="0.075in"/>
    </style:style>
    <style:style style:name="P727" style:parent-style-name="Standard" style:family="paragraph">
      <style:paragraph-properties fo:text-align="start" fo:margin-bottom="0in" fo:line-height="100%" fo:text-indent="0in"/>
    </style:style>
    <style:style style:name="TableCell728" style:family="table-cell">
      <style:table-cell-properties fo:border="0.0069in solid #999999" style:writing-mode="lr-tb" fo:padding-top="0in" fo:padding-left="0.075in" fo:padding-bottom="0in" fo:padding-right="0.075in"/>
    </style:style>
    <style:style style:name="P729" style:parent-style-name="Standard" style:family="paragraph">
      <style:paragraph-properties fo:text-align="start" fo:margin-bottom="0in" fo:line-height="100%" fo:text-indent="0in"/>
    </style:style>
    <style:style style:name="T730" style:parent-style-name="DefaultParagraphFont" style:family="text">
      <style:text-properties fo:language="ro" fo:country="RO"/>
    </style:style>
    <style:style style:name="TableCell731" style:family="table-cell">
      <style:table-cell-properties fo:border="0.0069in solid #999999" style:writing-mode="lr-tb" fo:padding-top="0in" fo:padding-left="0.075in" fo:padding-bottom="0in" fo:padding-right="0.075in"/>
    </style:style>
    <style:style style:name="P732" style:parent-style-name="Standard" style:family="paragraph">
      <style:paragraph-properties fo:text-align="start" fo:margin-bottom="0in" fo:line-height="100%" fo:text-indent="0in"/>
    </style:style>
    <style:style style:name="TableRow733" style:family="table-row">
      <style:table-row-properties style:use-optimal-row-height="false"/>
    </style:style>
    <style:style style:name="TableCell734" style:family="table-cell">
      <style:table-cell-properties fo:border="0.0069in solid #999999" style:writing-mode="lr-tb" fo:padding-top="0in" fo:padding-left="0.075in" fo:padding-bottom="0in" fo:padding-right="0.075in"/>
    </style:style>
    <style:style style:name="P735" style:parent-style-name="Standard" style:family="paragraph">
      <style:paragraph-properties fo:text-align="start" fo:margin-bottom="0in" fo:line-height="100%" fo:text-indent="0in"/>
      <style:text-properties fo:font-weight="bold" style:font-weight-asian="bold" style:font-weight-complex="bold"/>
    </style:style>
    <style:style style:name="TableCell736" style:family="table-cell">
      <style:table-cell-properties fo:border="0.0069in solid #999999" style:writing-mode="lr-tb" fo:padding-top="0in" fo:padding-left="0.075in" fo:padding-bottom="0in" fo:padding-right="0.075in"/>
    </style:style>
    <style:style style:name="P737" style:parent-style-name="Standard" style:family="paragraph">
      <style:paragraph-properties fo:text-align="start" fo:margin-bottom="0in" fo:line-height="100%" fo:text-indent="0in"/>
    </style:style>
    <style:style style:name="TableCell738" style:family="table-cell">
      <style:table-cell-properties fo:border="0.0069in solid #999999" style:writing-mode="lr-tb" fo:padding-top="0in" fo:padding-left="0.075in" fo:padding-bottom="0in" fo:padding-right="0.075in"/>
    </style:style>
    <style:style style:name="P739" style:parent-style-name="Standard" style:family="paragraph">
      <style:paragraph-properties fo:text-align="start" fo:margin-bottom="0in" fo:line-height="100%" fo:text-indent="0in"/>
    </style:style>
    <style:style style:name="T740" style:parent-style-name="DefaultParagraphFont" style:family="text">
      <style:text-properties fo:language="ro" fo:country="RO"/>
    </style:style>
    <style:style style:name="TableCell741" style:family="table-cell">
      <style:table-cell-properties fo:border="0.0069in solid #999999" style:writing-mode="lr-tb" fo:padding-top="0in" fo:padding-left="0.075in" fo:padding-bottom="0in" fo:padding-right="0.075in"/>
    </style:style>
    <style:style style:name="P742" style:parent-style-name="Standard" style:family="paragraph">
      <style:paragraph-properties fo:text-align="start" fo:margin-bottom="0in" fo:line-height="100%" fo:text-indent="0in"/>
    </style:style>
    <style:style style:name="TableRow743" style:family="table-row">
      <style:table-row-properties style:use-optimal-row-height="false"/>
    </style:style>
    <style:style style:name="TableCell744" style:family="table-cell">
      <style:table-cell-properties fo:border="0.0069in solid #999999" style:writing-mode="lr-tb" fo:padding-top="0in" fo:padding-left="0.075in" fo:padding-bottom="0in" fo:padding-right="0.075in"/>
    </style:style>
    <style:style style:name="P745" style:parent-style-name="Standard" style:family="paragraph">
      <style:paragraph-properties fo:text-align="start" fo:margin-bottom="0in" fo:line-height="100%" fo:text-indent="0in"/>
      <style:text-properties fo:font-weight="bold" style:font-weight-asian="bold" style:font-weight-complex="bold"/>
    </style:style>
    <style:style style:name="TableCell746" style:family="table-cell">
      <style:table-cell-properties fo:border="0.0069in solid #999999" style:writing-mode="lr-tb" fo:padding-top="0in" fo:padding-left="0.075in" fo:padding-bottom="0in" fo:padding-right="0.075in"/>
    </style:style>
    <style:style style:name="P747" style:parent-style-name="Standard" style:family="paragraph">
      <style:paragraph-properties fo:text-align="start" fo:margin-bottom="0in" fo:line-height="100%" fo:text-indent="0in"/>
    </style:style>
    <style:style style:name="TableCell748" style:family="table-cell">
      <style:table-cell-properties fo:border="0.0069in solid #999999" style:writing-mode="lr-tb" fo:padding-top="0in" fo:padding-left="0.075in" fo:padding-bottom="0in" fo:padding-right="0.075in"/>
    </style:style>
    <style:style style:name="P749" style:parent-style-name="Standard" style:family="paragraph">
      <style:paragraph-properties fo:text-align="start" fo:margin-bottom="0in" fo:line-height="100%" fo:text-indent="0in"/>
    </style:style>
    <style:style style:name="T750" style:parent-style-name="DefaultParagraphFont" style:family="text">
      <style:text-properties fo:language="ro" fo:country="RO"/>
    </style:style>
    <style:style style:name="TableCell751" style:family="table-cell">
      <style:table-cell-properties fo:border="0.0069in solid #999999" style:writing-mode="lr-tb" fo:padding-top="0in" fo:padding-left="0.075in" fo:padding-bottom="0in" fo:padding-right="0.075in"/>
    </style:style>
    <style:style style:name="P752" style:parent-style-name="Standard" style:family="paragraph">
      <style:paragraph-properties fo:text-align="start" fo:margin-bottom="0in" fo:line-height="100%" fo:text-indent="0in"/>
    </style:style>
    <style:style style:name="TableRow753" style:family="table-row">
      <style:table-row-properties style:use-optimal-row-height="false"/>
    </style:style>
    <style:style style:name="TableCell754" style:family="table-cell">
      <style:table-cell-properties fo:border="0.0069in solid #999999" style:writing-mode="lr-tb" fo:padding-top="0in" fo:padding-left="0.075in" fo:padding-bottom="0in" fo:padding-right="0.075in"/>
    </style:style>
    <style:style style:name="P755" style:parent-style-name="Standard" style:family="paragraph">
      <style:paragraph-properties fo:text-align="start" fo:margin-bottom="0in" fo:line-height="100%" fo:text-indent="0in"/>
      <style:text-properties fo:font-weight="bold" style:font-weight-asian="bold" style:font-weight-complex="bold"/>
    </style:style>
    <style:style style:name="TableCell756" style:family="table-cell">
      <style:table-cell-properties fo:border="0.0069in solid #999999" style:writing-mode="lr-tb" fo:padding-top="0in" fo:padding-left="0.075in" fo:padding-bottom="0in" fo:padding-right="0.075in"/>
    </style:style>
    <style:style style:name="P757" style:parent-style-name="Standard" style:family="paragraph">
      <style:paragraph-properties fo:text-align="start" fo:margin-bottom="0in" fo:line-height="100%" fo:text-indent="0in"/>
    </style:style>
    <style:style style:name="TableCell758" style:family="table-cell">
      <style:table-cell-properties fo:border="0.0069in solid #999999" style:writing-mode="lr-tb" fo:padding-top="0in" fo:padding-left="0.075in" fo:padding-bottom="0in" fo:padding-right="0.075in"/>
    </style:style>
    <style:style style:name="P759" style:parent-style-name="Standard" style:family="paragraph">
      <style:paragraph-properties fo:text-align="start" fo:margin-bottom="0in" fo:line-height="100%" fo:text-indent="0in"/>
    </style:style>
    <style:style style:name="TableCell760" style:family="table-cell">
      <style:table-cell-properties fo:border="0.0069in solid #999999" style:writing-mode="lr-tb" fo:padding-top="0in" fo:padding-left="0.075in" fo:padding-bottom="0in" fo:padding-right="0.075in"/>
    </style:style>
    <style:style style:name="P761" style:parent-style-name="Standard" style:family="paragraph">
      <style:paragraph-properties fo:text-align="start" fo:margin-bottom="0in" fo:line-height="100%" fo:text-indent="0in"/>
    </style:style>
    <style:style style:name="P762" style:parent-style-name="Standard" style:family="paragraph">
      <style:paragraph-properties fo:text-indent="0in"/>
    </style:style>
    <style:style style:name="T763" style:parent-style-name="DefaultParagraphFont" style:family="text">
      <style:text-properties fo:language="ro" fo:country="RO"/>
    </style:style>
    <style:style style:name="T764" style:parent-style-name="DefaultParagraphFont" style:family="text">
      <style:text-properties fo:language="ro" fo:country="RO"/>
    </style:style>
    <style:style style:name="T765" style:parent-style-name="DefaultParagraphFont" style:family="text">
      <style:text-properties fo:language="ro" fo:country="RO"/>
    </style:style>
    <style:style style:name="T766" style:parent-style-name="DefaultParagraphFont" style:family="text">
      <style:text-properties fo:language="ro" fo:country="RO"/>
    </style:style>
    <style:style style:name="T767" style:parent-style-name="DefaultParagraphFont" style:family="text">
      <style:text-properties fo:language="ro" fo:country="RO"/>
    </style:style>
    <style:style style:name="T768" style:parent-style-name="DefaultParagraphFont" style:family="text">
      <style:text-properties fo:language="ro" fo:country="RO"/>
    </style:style>
    <style:style style:name="T769" style:parent-style-name="DefaultParagraphFont" style:family="text">
      <style:text-properties fo:language="ro" fo:country="RO"/>
    </style:style>
    <style:style style:name="T770" style:parent-style-name="DefaultParagraphFont" style:family="text">
      <style:text-properties fo:language="ro" fo:country="RO"/>
    </style:style>
    <style:style style:name="T771" style:parent-style-name="DefaultParagraphFont" style:family="text">
      <style:text-properties fo:language="ro" fo:country="RO"/>
    </style:style>
    <style:style style:name="T772" style:parent-style-name="DefaultParagraphFont" style:family="text">
      <style:text-properties fo:language="ro" fo:country="RO"/>
    </style:style>
    <style:style style:name="T773" style:parent-style-name="DefaultParagraphFont" style:family="text">
      <style:text-properties fo:language="ro" fo:country="RO"/>
    </style:style>
    <style:style style:name="T774" style:parent-style-name="DefaultParagraphFont" style:family="text">
      <style:text-properties fo:language="ro" fo:country="RO"/>
    </style:style>
    <style:style style:name="P775" style:parent-style-name="Standard" style:family="paragraph">
      <style:paragraph-properties fo:keep-with-next="always" fo:text-align="center"/>
    </style:style>
    <style:style style:name="P776" style:parent-style-name="Caption" style:family="paragraph">
      <style:paragraph-properties fo:text-align="center"/>
    </style:style>
    <style:style style:name="T777" style:parent-style-name="DefaultParagraphFont" style:family="text">
      <style:text-properties fo:language="ro" fo:country="RO"/>
    </style:style>
    <style:style style:name="T778" style:parent-style-name="DefaultParagraphFont" style:family="text">
      <style:text-properties fo:language="ro" fo:country="RO"/>
    </style:style>
    <style:style style:name="T779" style:parent-style-name="DefaultParagraphFont" style:family="text">
      <style:text-properties fo:language="ro" fo:country="RO"/>
    </style:style>
    <style:style style:name="T780" style:parent-style-name="DefaultParagraphFont" style:family="text">
      <style:text-properties fo:language="ro" fo:country="RO"/>
    </style:style>
    <style:style style:name="T781" style:parent-style-name="DefaultParagraphFont" style:family="text">
      <style:text-properties fo:language="ro" fo:country="RO"/>
    </style:style>
    <style:style style:name="T782" style:parent-style-name="DefaultParagraphFont" style:family="text">
      <style:text-properties fo:language="ro" fo:country="RO"/>
    </style:style>
    <style:style style:name="T783" style:parent-style-name="DefaultParagraphFont" style:family="text">
      <style:text-properties fo:language="ro" fo:country="RO"/>
    </style:style>
    <style:style style:name="T784" style:parent-style-name="DefaultParagraphFont" style:family="text">
      <style:text-properties fo:language="ro" fo:country="RO"/>
    </style:style>
    <style:style style:name="T785" style:parent-style-name="DefaultParagraphFont" style:family="text">
      <style:text-properties fo:language="ro" fo:country="RO"/>
    </style:style>
    <style:style style:name="T786" style:parent-style-name="DefaultParagraphFont" style:family="text">
      <style:text-properties fo:language="ro" fo:country="RO"/>
    </style:style>
    <style:style style:name="T787" style:parent-style-name="DefaultParagraphFont" style:family="text">
      <style:text-properties fo:language="ro" fo:country="RO"/>
    </style:style>
    <style:style style:name="T788" style:parent-style-name="DefaultParagraphFont" style:family="text">
      <style:text-properties fo:language="ro" fo:country="RO"/>
    </style:style>
    <style:style style:name="T789" style:parent-style-name="DefaultParagraphFont" style:family="text">
      <style:text-properties fo:language="ro" fo:country="RO"/>
    </style:style>
    <style:style style:name="T790" style:parent-style-name="DefaultParagraphFont" style:family="text">
      <style:text-properties fo:language="ro" fo:country="RO"/>
    </style:style>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T795" style:parent-style-name="DefaultParagraphFont" style:family="text">
      <style:text-properties fo:language="ro" fo:country="RO"/>
    </style:style>
    <style:style style:name="T796" style:parent-style-name="DefaultParagraphFont" style:family="text">
      <style:text-properties fo:language="ro" fo:country="RO"/>
    </style:style>
    <style:style style:name="T797" style:parent-style-name="DefaultParagraphFont" style:family="text">
      <style:text-properties fo:language="ro" fo:country="RO"/>
    </style:style>
    <style:style style:name="T798" style:parent-style-name="DefaultParagraphFont" style:family="text">
      <style:text-properties fo:language="ro" fo:country="RO"/>
    </style:style>
    <style:style style:name="T799" style:parent-style-name="DefaultParagraphFont" style:family="text">
      <style:text-properties fo:language="ro" fo:country="RO"/>
    </style:style>
    <style:style style:name="TableColumn801" style:family="table-column">
      <style:table-column-properties style:column-width="5.5083in" style:use-optimal-column-width="false"/>
    </style:style>
    <style:style style:name="TableColumn802" style:family="table-column">
      <style:table-column-properties style:column-width="0.784in" style:use-optimal-column-width="false"/>
    </style:style>
    <style:style style:name="Table800" style:family="table">
      <style:table-properties style:width="6.2923in" fo:margin-left="0in" table:align="left"/>
    </style:style>
    <style:style style:name="TableRow803" style:family="table-row">
      <style:table-row-properties style:use-optimal-row-height="false"/>
    </style:style>
    <style:style style:name="TableCell804" style:family="table-cell">
      <style:table-cell-properties fo:border="none" style:writing-mode="lr-tb" style:vertical-align="middle" fo:padding-top="0in" fo:padding-left="0.075in" fo:padding-bottom="0in" fo:padding-right="0.075in"/>
    </style:style>
    <style:style style:name="P805" style:parent-style-name="Standard" style:family="paragraph">
      <style:paragraph-properties fo:text-align="center" fo:margin-bottom="0in" fo:line-height="100%" fo:text-indent="0in"/>
    </style:style>
    <style:style style:name="TableCell806" style:family="table-cell">
      <style:table-cell-properties fo:border="none" style:writing-mode="lr-tb" style:vertical-align="middle" fo:padding-top="0in" fo:padding-left="0.075in" fo:padding-bottom="0in" fo:padding-right="0.075in"/>
    </style:style>
    <style:style style:name="P807" style:parent-style-name="Standard" style:family="paragraph">
      <style:paragraph-properties fo:text-align="center" fo:margin-bottom="0in" fo:line-height="100%" fo:text-indent="0in"/>
    </style:style>
    <style:style style:name="T808" style:parent-style-name="DefaultParagraphFont" style:family="text">
      <style:text-properties fo:language="ro" fo:country="RO"/>
    </style:style>
    <style:style style:name="T809" style:parent-style-name="DefaultParagraphFont" style:family="text">
      <style:text-properties fo:language="ro" fo:country="RO"/>
    </style:style>
    <style:style style:name="T810" style:parent-style-name="DefaultParagraphFont" style:family="text">
      <style:text-properties fo:language="ro" fo:country="RO"/>
    </style:style>
    <style:style style:name="T811" style:parent-style-name="DefaultParagraphFont" style:family="text">
      <style:text-properties fo:language="ro" fo:country="RO"/>
    </style:style>
    <style:style style:name="T812" style:parent-style-name="DefaultParagraphFont" style:family="text">
      <style:text-properties fo:language="ro" fo:country="RO"/>
    </style:style>
    <style:style style:name="T813" style:parent-style-name="DefaultParagraphFont" style:family="text">
      <style:text-properties fo:language="ro" fo:country="RO"/>
    </style:style>
    <style:style style:name="T814" style:parent-style-name="DefaultParagraphFont" style:family="text">
      <style:text-properties fo:language="ro" fo:country="RO"/>
    </style:style>
    <style:style style:name="T815" style:parent-style-name="DefaultParagraphFont" style:family="text">
      <style:text-properties fo:language="ro" fo:country="RO"/>
    </style:style>
    <style:style style:name="T816" style:parent-style-name="DefaultParagraphFont" style:family="text">
      <style:text-properties fo:language="ro" fo:country="RO"/>
    </style:style>
    <style:style style:name="T817" style:parent-style-name="DefaultParagraphFont" style:family="text">
      <style:text-properties fo:language="ro" fo:country="RO"/>
    </style:style>
    <style:style style:name="T818" style:parent-style-name="DefaultParagraphFont" style:family="text">
      <style:text-properties fo:language="ro" fo:country="RO"/>
    </style:style>
    <style:style style:name="T819" style:parent-style-name="DefaultParagraphFont" style:family="text">
      <style:text-properties fo:language="ro" fo:country="RO"/>
    </style:style>
    <style:style style:name="T820" style:parent-style-name="DefaultParagraphFont" style:family="text">
      <style:text-properties fo:language="ro" fo:country="RO"/>
    </style:style>
    <style:style style:name="T821" style:parent-style-name="DefaultParagraphFont" style:family="text">
      <style:text-properties fo:language="ro" fo:country="RO"/>
    </style:style>
    <style:style style:name="T822" style:parent-style-name="DefaultParagraphFont" style:family="text">
      <style:text-properties fo:language="ro" fo:country="RO"/>
    </style:style>
    <style:style style:name="T823" style:parent-style-name="DefaultParagraphFont" style:family="text">
      <style:text-properties fo:language="ro" fo:country="RO"/>
    </style:style>
    <style:style style:name="T824" style:parent-style-name="DefaultParagraphFont" style:family="text">
      <style:text-properties fo:language="ro" fo:country="RO"/>
    </style:style>
    <style:style style:name="T825" style:parent-style-name="DefaultParagraphFont" style:family="text">
      <style:text-properties fo:language="ro" fo:country="RO"/>
    </style:style>
    <style:style style:name="T826" style:parent-style-name="DefaultParagraphFont" style:family="text">
      <style:text-properties fo:language="ro" fo:country="RO"/>
    </style:style>
    <style:style style:name="T827" style:parent-style-name="DefaultParagraphFont" style:family="text">
      <style:text-properties fo:language="ro" fo:country="RO"/>
    </style:style>
    <style:style style:name="T828" style:parent-style-name="DefaultParagraphFont" style:family="text">
      <style:text-properties fo:language="ro" fo:country="RO"/>
    </style:style>
    <style:style style:name="T829" style:parent-style-name="DefaultParagraphFont" style:family="text">
      <style:text-properties fo:language="ro" fo:country="RO"/>
    </style:style>
    <style:style style:name="T830" style:parent-style-name="DefaultParagraphFont" style:family="text">
      <style:text-properties fo:language="ro" fo:country="RO"/>
    </style:style>
    <style:style style:name="T831" style:parent-style-name="DefaultParagraphFont" style:family="text">
      <style:text-properties fo:language="ro" fo:country="RO"/>
    </style:style>
    <style:style style:name="T832" style:parent-style-name="DefaultParagraphFont" style:family="text">
      <style:text-properties fo:language="ro" fo:country="RO"/>
    </style:style>
    <style:style style:name="T833" style:parent-style-name="DefaultParagraphFont" style:family="text">
      <style:text-properties fo:language="ro" fo:country="RO"/>
    </style:style>
    <style:style style:name="P834" style:parent-style-name="Standard" style:family="paragraph">
      <style:paragraph-properties fo:text-indent="0in"/>
    </style:style>
    <style:style style:name="T835" style:parent-style-name="DefaultParagraphFont" style:family="text">
      <style:text-properties fo:language="ro" fo:country="RO"/>
    </style:style>
    <style:style style:name="T836" style:parent-style-name="DefaultParagraphFont" style:family="text">
      <style:text-properties fo:language="ro" fo:country="RO"/>
    </style:style>
    <style:style style:name="T837" style:parent-style-name="DefaultParagraphFont" style:family="text">
      <style:text-properties fo:language="ro" fo:country="RO"/>
    </style:style>
    <style:style style:name="T838" style:parent-style-name="DefaultParagraphFont" style:family="text">
      <style:text-properties fo:language="ro" fo:country="RO"/>
    </style:style>
    <style:style style:name="P839" style:parent-style-name="Standard" style:family="paragraph">
      <style:paragraph-properties fo:text-indent="0in"/>
    </style:style>
    <style:style style:name="P840" style:parent-style-name="Standard" style:family="paragraph">
      <style:paragraph-properties fo:text-align="start" fo:margin-bottom="0.1111in" fo:line-height="105%" fo:text-indent="0in"/>
    </style:style>
    <style:style style:name="P841" style:parent-style-name="Standard" style:family="paragraph">
      <style:paragraph-properties fo:break-before="page"/>
    </style:style>
    <style:style style:name="TableColumn843" style:family="table-column">
      <style:table-column-properties style:column-width="0.6534in" style:use-optimal-column-width="false"/>
    </style:style>
    <style:style style:name="TableColumn844" style:family="table-column">
      <style:table-column-properties style:column-width="5.6451in" style:use-optimal-column-width="false"/>
    </style:style>
    <style:style style:name="Table842" style:family="table">
      <style:table-properties style:width="6.2986in" style:rel-width="100%" fo:margin-left="0in" table:align="left"/>
    </style:style>
    <style:style style:name="TableRow845" style:family="table-row">
      <style:table-row-properties style:use-optimal-row-height="false"/>
    </style:style>
    <style:style style:name="TableCell846" style:family="table-cell">
      <style:table-cell-properties fo:border="none" style:writing-mode="lr-tb" fo:padding-top="0.0104in" fo:padding-left="0.0104in" fo:padding-bottom="0.0104in" fo:padding-right="0.0104in"/>
    </style:style>
    <style:style style:name="TableCell847" style:family="table-cell">
      <style:table-cell-properties fo:border="none" style:writing-mode="lr-tb" fo:padding-top="0.0104in" fo:padding-left="0.0104in" fo:padding-bottom="0.0104in" fo:padding-right="0.0104in"/>
    </style:style>
    <style:style style:name="TableRow848" style:family="table-row">
      <style:table-row-properties style:use-optimal-row-height="false"/>
    </style:style>
    <style:style style:name="TableCell849" style:family="table-cell">
      <style:table-cell-properties fo:border="none" style:writing-mode="lr-tb" fo:padding-top="0.0104in" fo:padding-left="0.0104in" fo:padding-bottom="0.0104in" fo:padding-right="0.0104in"/>
    </style:style>
    <style:style style:name="TableCell850" style:family="table-cell">
      <style:table-cell-properties fo:border="none" style:writing-mode="lr-tb" fo:padding-top="0.0104in" fo:padding-left="0.0104in" fo:padding-bottom="0.0104in" fo:padding-right="0.0104in"/>
    </style:style>
    <style:style style:name="TableRow851" style:family="table-row">
      <style:table-row-properties style:use-optimal-row-height="false"/>
    </style:style>
    <style:style style:name="TableCell852" style:family="table-cell">
      <style:table-cell-properties fo:border="none" style:writing-mode="lr-tb" fo:padding-top="0.0104in" fo:padding-left="0.0104in" fo:padding-bottom="0.0104in" fo:padding-right="0.0104in"/>
    </style:style>
    <style:style style:name="TableCell853" style:family="table-cell">
      <style:table-cell-properties fo:border="none" style:writing-mode="lr-tb" fo:padding-top="0.0104in" fo:padding-left="0.0104in" fo:padding-bottom="0.0104in" fo:padding-right="0.0104in"/>
    </style:style>
    <style:style style:name="TableRow854" style:family="table-row">
      <style:table-row-properties style:use-optimal-row-height="false"/>
    </style:style>
    <style:style style:name="TableCell855" style:family="table-cell">
      <style:table-cell-properties fo:border="none" style:writing-mode="lr-tb" fo:padding-top="0.0104in" fo:padding-left="0.0104in" fo:padding-bottom="0.0104in" fo:padding-right="0.0104in"/>
    </style:style>
    <style:style style:name="TableCell856" style:family="table-cell">
      <style:table-cell-properties fo:border="none" style:writing-mode="lr-tb" fo:padding-top="0.0104in" fo:padding-left="0.0104in" fo:padding-bottom="0.0104in" fo:padding-right="0.0104in"/>
    </style:style>
    <style:style style:name="TableRow857" style:family="table-row">
      <style:table-row-properties style:use-optimal-row-height="false"/>
    </style:style>
    <style:style style:name="TableCell858" style:family="table-cell">
      <style:table-cell-properties fo:border="none" style:writing-mode="lr-tb" fo:padding-top="0.0104in" fo:padding-left="0.0104in" fo:padding-bottom="0.0104in" fo:padding-right="0.0104in"/>
    </style:style>
    <style:style style:name="TableCell859" style:family="table-cell">
      <style:table-cell-properties fo:border="none" style:writing-mode="lr-tb" fo:padding-top="0.0104in" fo:padding-left="0.0104in" fo:padding-bottom="0.0104in" fo:padding-right="0.0104in"/>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15in, 0.12281in, 0.0835in, 0.09019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span text:style-name="T268"><text:tab/></text:span><text:span text:style-name="Hyperlink">Introducere</text:span><text:tab/>3</text:a></text:p>
          <text:p text:style-name="P269"><text:a xlink:href="#_Toc13246969" office:target-frame-name="_top" xlink:show="replace"><text:span text:style-name="Hyperlink">1.1</text:span><text:span text:style-name="T270"><text:tab/></text:span><text:span text:style-name="Hyperlink">Context general</text:span><text:tab/>3</text:a></text:p>
          <text:p text:style-name="P271"><text:a xlink:href="#_Toc13246970" office:target-frame-name="_top" xlink:show="replace"><text:span text:style-name="Hyperlink">1.2</text:span><text:span text:style-name="T272"><text:tab/></text:span><text:span text:style-name="Hyperlink">Obiective</text:span><text:tab/>3</text:a></text:p>
          <text:p text:style-name="P273"><text:a xlink:href="#_Toc13246971" office:target-frame-name="_top" xlink:show="replace"><text:span text:style-name="Hyperlink">1.3</text:span><text:span text:style-name="T274"><text:tab/></text:span><text:span text:style-name="Hyperlink">Specificații</text:span><text:tab/>4</text:a></text:p>
          <text:p text:style-name="P275"><text:a xlink:href="#_Toc13246972" office:target-frame-name="_top" xlink:show="replace"><text:span text:style-name="Hyperlink">2</text:span><text:span text:style-name="T276"><text:tab/></text:span><text:span text:style-name="Hyperlink">State of the art</text:span><text:tab/>6</text:a></text:p>
          <text:p text:style-name="P277"><text:a xlink:href="#_Toc13246973" office:target-frame-name="_top" xlink:show="replace"><text:span text:style-name="Hyperlink">2.1</text:span><text:span text:style-name="T278"><text:tab/></text:span><text:span text:style-name="Hyperlink">Methods</text:span><text:tab/>6</text:a></text:p>
          <text:p text:style-name="P279"><text:a xlink:href="#_Toc13246974" office:target-frame-name="_top" xlink:show="replace"><text:span text:style-name="Hyperlink">2.1.1</text:span><text:span text:style-name="T280"><text:tab/></text:span><text:span text:style-name="Hyperlink">Trilateration</text:span><text:tab/>6</text:a></text:p>
          <text:p text:style-name="P281"><text:a xlink:href="#_Toc13246975" office:target-frame-name="_top" xlink:show="replace"><text:span text:style-name="Hyperlink">2.1.2</text:span><text:span text:style-name="T282"><text:tab/></text:span><text:span text:style-name="Hyperlink">Fingerprinting</text:span><text:tab/>7</text:a></text:p>
          <text:p text:style-name="P283"><text:a xlink:href="#_Toc13246976" office:target-frame-name="_top" xlink:show="replace"><text:span text:style-name="Hyperlink">2.1.3</text:span><text:span text:style-name="T284"><text:tab/></text:span><text:span text:style-name="Hyperlink">Dead Reckoning</text:span><text:tab/>7</text:a></text:p>
          <text:p text:style-name="P285"><text:a xlink:href="#_Toc13246977" office:target-frame-name="_top" xlink:show="replace"><text:span text:style-name="Hyperlink">2.1.4</text:span><text:span text:style-name="T286"><text:tab/></text:span><text:span text:style-name="Hyperlink">Proximity</text:span><text:tab/>8</text:a></text:p>
          <text:p text:style-name="P287"><text:a xlink:href="#_Toc13246978" office:target-frame-name="_top" xlink:show="replace"><text:span text:style-name="Hyperlink">2.2</text:span><text:span text:style-name="T288"><text:tab/></text:span><text:span text:style-name="Hyperlink">Indoor positioning system technologies</text:span><text:tab/>8</text:a></text:p>
          <text:p text:style-name="P289"><text:a xlink:href="#_Toc13246979" office:target-frame-name="_top" xlink:show="replace"><text:span text:style-name="Hyperlink">2.2.1</text:span><text:span text:style-name="T290"><text:tab/></text:span><text:span text:style-name="Hyperlink">Positioning using Wi-Fi</text:span><text:tab/>8</text:a></text:p>
          <text:p text:style-name="P291"><text:a xlink:href="#_Toc13246980" office:target-frame-name="_top" xlink:show="replace"><text:span text:style-name="Hyperlink">2.2.2</text:span><text:span text:style-name="T292"><text:tab/></text:span><text:span text:style-name="Hyperlink">Radio-frequency identification</text:span><text:tab/>9</text:a></text:p>
          <text:p text:style-name="P293"><text:a xlink:href="#_Toc13246981" office:target-frame-name="_top" xlink:show="replace"><text:span text:style-name="Hyperlink">2.2.3</text:span><text:span text:style-name="T294"><text:tab/></text:span><text:span text:style-name="Hyperlink">Ultrasonic</text:span><text:tab/>9</text:a></text:p>
          <text:p text:style-name="P295"><text:a xlink:href="#_Toc13246982" office:target-frame-name="_top" xlink:show="replace"><text:span text:style-name="Hyperlink">3</text:span><text:span text:style-name="T296"><text:tab/></text:span><text:span text:style-name="Hyperlink">Analiz</text:span><text:span text:style-name="T297">ă</text:span><text:span text:style-name="Hyperlink">, proiectare, implementare</text:span><text:tab/>11</text:a></text:p>
          <text:p text:style-name="P298"><text:a xlink:href="#_Toc13246983" office:target-frame-name="_top" xlink:show="replace"><text:span text:style-name="Hyperlink">3.1</text:span><text:span text:style-name="T299"><text:tab/></text:span><text:span text:style-name="Hyperlink">Analysis</text:span><text:tab/>11</text:a></text:p>
          <text:p text:style-name="P300"><text:a xlink:href="#_Toc13246984" office:target-frame-name="_top" xlink:show="replace"><text:span text:style-name="Hyperlink">3.1.1</text:span><text:span text:style-name="T301"><text:tab/></text:span><text:span text:style-name="Hyperlink">The Decawave DWM1000 module</text:span><text:tab/>11</text:a></text:p>
          <text:p text:style-name="P302"><text:a xlink:href="#_Toc13246985" office:target-frame-name="_top" xlink:show="replace"><text:span text:style-name="Hyperlink">3.1.2</text:span><text:span text:style-name="T303"><text:tab/></text:span><text:span text:style-name="Hyperlink">The ATmega328P microcontroller</text:span><text:tab/>13</text:a></text:p>
          <text:p text:style-name="P304"><text:a xlink:href="#_Toc13246986" office:target-frame-name="_top" xlink:show="replace"><text:span text:style-name="Hyperlink">3.1.3</text:span><text:span text:style-name="T305"><text:tab/></text:span><text:span text:style-name="Hyperlink">The SPI protocol</text:span><text:tab/>14</text:a></text:p>
          <text:p text:style-name="P306"><text:a xlink:href="#_Toc13246987" office:target-frame-name="_top" xlink:show="replace"><text:span text:style-name="Hyperlink">3.1.4</text:span><text:span text:style-name="T307"><text:tab/></text:span><text:span text:style-name="Hyperlink">Serial communication</text:span><text:tab/>15</text:a></text:p>
          <text:p text:style-name="P308"><text:a xlink:href="#_Toc13246988" office:target-frame-name="_top" xlink:show="replace"><text:span text:style-name="Hyperlink">3.1.5</text:span><text:span text:style-name="T309"><text:tab/></text:span><text:span text:style-name="Hyperlink">PCB</text:span><text:tab/>16</text:a></text:p>
          <text:p text:style-name="P310"><text:a xlink:href="#_Toc13246989" office:target-frame-name="_top" xlink:show="replace"><text:span text:style-name="Hyperlink">3.1.6</text:span><text:span text:style-name="T311"><text:tab/></text:span><text:span text:style-name="Hyperlink">Trilateration</text:span><text:tab/>17</text:a></text:p>
          <text:p text:style-name="P312"><text:a xlink:href="#_Toc13246990" office:target-frame-name="_top" xlink:show="replace"><text:span text:style-name="Hyperlink">3.1.7</text:span><text:span text:style-name="T313"><text:tab/></text:span><text:span text:style-name="Hyperlink">Two-way ranging</text:span><text:tab/>17</text:a></text:p>
          <text:p text:style-name="P314"><text:a xlink:href="#_Toc13246991" office:target-frame-name="_top" xlink:show="replace"><text:span text:style-name="Hyperlink">3.2</text:span><text:span text:style-name="T315"><text:tab/></text:span><text:span text:style-name="Hyperlink">Proiectare</text:span><text:tab/>20</text:a></text:p>
          <text:p text:style-name="P316"><text:a xlink:href="#_Toc13246992" office:target-frame-name="_top" xlink:show="replace"><text:span text:style-name="Hyperlink">3.3</text:span><text:span text:style-name="T317"><text:tab/></text:span><text:span text:style-name="Hyperlink">Implementare</text:span><text:tab/>23</text:a></text:p>
          <text:p text:style-name="P318"><text:a xlink:href="#_Toc13246993" office:target-frame-name="_top" xlink:show="replace"><text:span text:style-name="Hyperlink">4</text:span><text:span text:style-name="T319"><text:tab/></text:span><text:span text:style-name="Hyperlink">Concluzii</text:span><text:tab/>24</text:a></text:p>
          <text:p text:style-name="P320"><text:a xlink:href="#_Toc13246994" office:target-frame-name="_top" xlink:show="replace"><text:span text:style-name="Hyperlink">4.1</text:span><text:span text:style-name="T321"><text:tab/></text:span><text:span text:style-name="Hyperlink">Rezultate ob</text:span><text:span text:style-name="T322">ț</text:span><text:span text:style-name="Hyperlink">inute</text:span><text:tab/>24</text:a></text:p>
          <text:p text:style-name="P323"><text:a xlink:href="#_Toc13246995" office:target-frame-name="_top" xlink:show="replace"><text:span text:style-name="Hyperlink">4.2</text:span><text:span text:style-name="T324"><text:tab/></text:span><text:span text:style-name="Hyperlink">Direc</text:span><text:span text:style-name="T325">ț</text:span><text:span text:style-name="Hyperlink">ii de dezvoltare</text:span><text:tab/>24</text:a></text:p>
          <text:p text:style-name="P326"><text:a xlink:href="#_Toc13246996" office:target-frame-name="_top" xlink:show="replace"><text:span text:style-name="Hyperlink">5</text:span><text:span text:style-name="T327"><text:tab/></text:span><text:span text:style-name="Hyperlink">Reguli de formatare</text:span><text:tab/>25</text:a></text:p>
          <text:p text:style-name="P328"><text:a xlink:href="#_Toc13246997" office:target-frame-name="_top" xlink:show="replace"><text:span text:style-name="Hyperlink">5.1</text:span><text:span text:style-name="T329"><text:tab/></text:span><text:span text:style-name="Hyperlink">Formatarea paginii</text:span><text:tab/>25</text:a></text:p>
          <text:p text:style-name="P330"><text:a xlink:href="#_Toc13246998" office:target-frame-name="_top" xlink:show="replace"><text:span text:style-name="Hyperlink">5.2</text:span><text:span text:style-name="T331"><text:tab/></text:span><text:span text:style-name="Hyperlink">Titluri<text:s/></text:span><text:span text:style-name="T332">ș</text:span><text:span text:style-name="Hyperlink">i stiluri</text:span><text:tab/>25</text:a></text:p>
          <text:p text:style-name="P333"><text:a xlink:href="#_Toc13246999" office:target-frame-name="_top" xlink:show="replace"><text:span text:style-name="Hyperlink">5.3</text:span><text:span text:style-name="T334"><text:tab/></text:span><text:span text:style-name="Hyperlink">Figuri, tabele<text:s/></text:span><text:span text:style-name="T335">ș</text:span><text:span text:style-name="Hyperlink">i ecua</text:span><text:span text:style-name="T336">ț</text:span><text:span text:style-name="Hyperlink">ii</text:span><text:tab/>26</text:a></text:p>
          <text:p text:style-name="P337"><text:a xlink:href="#_Toc13247000" office:target-frame-name="_top" xlink:show="replace"><text:span text:style-name="Hyperlink">5.3.1</text:span><text:span text:style-name="T338"><text:tab/></text:span><text:span text:style-name="Hyperlink">Figuri</text:span><text:tab/>26</text:a></text:p>
          <text:p text:style-name="P339"><text:a xlink:href="#_Toc13247001" office:target-frame-name="_top" xlink:show="replace"><text:span text:style-name="Hyperlink">5.4</text:span><text:span text:style-name="T340"><text:tab/></text:span><text:span text:style-name="Hyperlink">Tabele</text:span><text:tab/>26</text:a></text:p>
          <text:p text:style-name="P341"><text:a xlink:href="#_Toc13247002" office:target-frame-name="_top" xlink:show="replace"><text:span text:style-name="Hyperlink">5.5</text:span><text:span text:style-name="T342"><text:tab/></text:span><text:span text:style-name="Hyperlink">Ecua</text:span><text:span text:style-name="T343">ț</text:span><text:span text:style-name="Hyperlink">ii</text:span><text:tab/>26</text:a></text:p>
          <text:p text:style-name="P344"><text:a xlink:href="#_Toc13247003" office:target-frame-name="_top" xlink:show="replace"><text:span text:style-name="Hyperlink">5.6</text:span><text:span text:style-name="T345"><text:tab/></text:span><text:span text:style-name="Hyperlink">Referin</text:span><text:span text:style-name="T346">ț</text:span><text:span text:style-name="Hyperlink">e bibliografice</text:span><text:tab/>27</text:a></text:p>
          <text:p text:style-name="P347"><text:a xlink:href="#_Toc13247004" office:target-frame-name="_top" xlink:show="replace"><text:span text:style-name="Hyperlink">6</text:span><text:tab/>28</text:a></text:p>
          <text:p text:style-name="P348"><text:a xlink:href="#_Toc13247005" office:target-frame-name="_top" xlink:show="replace"><text:span text:style-name="Hyperlink">7</text:span><text:span text:style-name="T349"><text:tab/></text:span><text:span text:style-name="Hyperlink">Bibliografie</text:span><text:tab/>28</text:a></text:p>
        </text:index-body>
      </text:table-of-content>
      <text:p text:style-name="Standard"/>
      <text:p text:style-name="Standard"/>
      <text:p text:style-name="P350"/>
      <text:p text:style-name="P351"/>
      <text:h text:style-name="Heading1" text:outline-level="1"><text:bookmark-start text:name="_Toc477457095"/><text:bookmark-start text:name="_Toc13246968"/>Introducere<text:bookmark-end text:name="_Toc477457095"/><text:bookmark-end text:name="_Toc13246968"/></text:h>
      <text:h text:style-name="Heading2" text:outline-level="2"><text:bookmark-start text:name="_Toc477457096"/><text:bookmark-start text:name="_Toc13246969"/>Context general<text:bookmark-end text:name="_Toc477457096"/><text:bookmark-end text:name="_Toc13246969"/></text:h>
      <text:p text:style-name="Standard"><text:span text:style-name="T352">In introducere familiarizați cititorul cu motivația lucrării, plasați lucrarea într-un context care să permită cititorului să înțeleagă obiectivele.</text:span></text:p>
      <text:p text:style-name="Standard"><text:span text:style-name="T353">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4">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5">To solve this accuracy problem</text:span></text:p>
      <text:p text:style-name="Standard"><text:span text:style-name="T356">Descrieți importanța lucrării, de ce merita să o faceți, plasati ideile într-un context larg.</text:span></text:p>
      <text:p text:style-name="Standard"><text:span text:style-name="T357">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58">Sustineți studiul: de ce exact aceasta aplicație/implementare. Comentați asupra aspectelor teoretice sau practice care v-au facut să o alegeți.</text:span></text:p>
      <text:p text:style-name="Standard"><text:span text:style-name="T359">In funcție de natura lucrării, ar putea fi necesar să prezentați informații de fond asupra domeniului în care se încadrează aplicația, mai ales dacă aveti o lucrare într-un domeniu multidisciplinar.<text:s/></text:span><text:span text:style-name="T360">In acest caz, puteți introduce terminologia pe care o utilizați în continuare.</text:span></text:p>
      <text:p text:style-name="Standard"><text:span text:style-name="T361">Descrieti pe scurt lucrarea: ce conține fiecare capitol.</text:span></text:p>
      <text:h text:style-name="Heading2" text:outline-level="2"><text:bookmark-start text:name="_Toc477457097"/><text:bookmark-start text:name="_Toc13246970"/><text:span text:style-name="apple-style-span">Obiective</text:span><text:bookmark-end text:name="_Toc477457097"/><text:bookmark-end text:name="_Toc13246970"/></text:h>
      <text:p text:style-name="Standard"><text:span text:style-name="T362">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63"><text:span text:style-name="apple-style-span">Achieve communication between a chosen host microcontroller and the DWM1000 module. This step consists of:</text:span></text:p>
          <text:list text:continue-numbering="true">
            <text:list-item>
              <text:p text:style-name="P364"><text:span text:style-name="apple-style-span">Choosing a microcontroller</text:span></text:p>
            </text:list-item>
            <text:list-item>
              <text:p text:style-name="P365"><text:span text:style-name="apple-style-span">Understanding the particularities of the chosen microcontroller</text:span></text:p>
            </text:list-item>
            <text:list-item>
              <text:p text:style-name="P366"><text:span text:style-name="apple-style-span">The design of a PCB to physically connect the microcontroller with the DWM1000 module</text:span></text:p>
            </text:list-item>
            <text:list-item>
              <text:p text:style-name="P367"><text:span text:style-name="apple-style-span">The software for communication</text:span></text:p>
            </text:list-item>
          </text:list>
        </text:list-item>
      </text:list>
      <text:p text:style-name="P368"><text:span text:style-name="apple-style-span">After this step is completed, the result will be a board which will henceforth be called a transceiver.</text:span></text:p>
      <text:list text:style-name="WWNum6" text:continue-numbering="true">
        <text:list-item>
          <text:p text:style-name="P369"><text:span text:style-name="apple-style-span">Wireless communication between 2 transceivers</text:span></text:p>
          <text:list text:continue-numbering="true">
            <text:list-item>
              <text:p text:style-name="P370"><text:span text:style-name="apple-style-span">Having 2 transceivers completed</text:span></text:p>
            </text:list-item>
            <text:list-item>
              <text:p text:style-name="P371"><text:span text:style-name="apple-style-span">Necessary software written on each</text:span></text:p>
            </text:list-item>
          </text:list>
        </text:list-item>
        <text:list-item>
          <text:p text:style-name="P372"><text:span text:style-name="apple-style-span">Wireless communication between 4 transceivers</text:span></text:p>
        </text:list-item>
        <text:list-item>
          <text:p text:style-name="P373"><text:span text:style-name="apple-style-span">Communication between one of the transceivers and a PC</text:span></text:p>
        </text:list-item>
        <text:list-item>
          <text:p text:style-name="P374"><text:span text:style-name="apple-style-span">Trilateration – calculating the coordinates based on the distances from 1 transceiver to the other 3. This is done on the PC.</text:span></text:p>
        </text:list-item>
        <text:list-item>
          <text:p text:style-name="P375"><text:span text:style-name="apple-style-span">Plotting the coordinates. Also done on the PC</text:span></text:p>
        </text:list-item>
      </text:list>
      <text:p text:style-name="Standard"><text:span text:style-name="T376">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T377">In specificațiile lucrării detaliați cerințele. Descrieți ce intentionați să obtineți. Vă puteți referi la funcțiile aplicației, interfaț</text:span><text:span text:style-name="T378">ă</text:span><text:span text:style-name="T379">, nivele de performanț</text:span><text:span text:style-name="T380">ă</text:span><text:span text:style-name="T381">,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82"/>
      <text:p text:style-name="P383"/>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s/></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s/></text:p>
      <text:list text:style-name="LFO14" text:continue-numbering="true">
        <text:list-item>
          <text:p text:style-name="P384">Start from point A</text:p>
        </text:list-item>
        <text:list-item>
          <text:p text:style-name="P385">Determine direction using the gyroscope</text:p>
        </text:list-item>
        <text:list-item>
          <text:p text:style-name="P386">Determine acceleration using accelerometer</text:p>
        </text:list-item>
        <text:list-item>
          <text:p text:style-name="P387">Determine speed by integrating the measured acceleration</text:p>
        </text:list-item>
        <text:list-item>
          <text:p text:style-name="P388">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text:s/>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text:s/>uses already existing infrastructure consisting of access points.<text:s/>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text:s/>Data is transmitted and received wirelessly between a reader and a tag. There are two ways to implement a tag:</text:p>
      <text:list text:style-name="LFO22" text:continue-numbering="true">
        <text:list-item>
          <text:p text:style-name="P389">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90">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text:s/>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text:s/>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
      <text:p text:style-name="Standard">ENUM TECH</text:p>
      <text:p text:style-name="Standard">CHOOSE ONE</text:p>
      <text:p text:style-name="Standard"><text:span text:style-name="T391">Conține o analiză a ceea ce s-a realizat/studiat anterior.<text:s/></text:span><text:span text:style-name="T392">Arătați că ați studiat materiale bibliografice și că ați înteles ceea ce ați citit.</text:span></text:p>
      <text:p text:style-name="Standard"><text:span text:style-name="T393">Puteti include diferite puncte de vedere asupra problemei pe care o rezolvați în lucrare.</text:span></text:p>
      <text:p text:style-name="Standard"><text:span text:style-name="T394">Nu uitați să citați corespunzător autorii oricărei idei extrase dintr-o surs</text:span><text:span text:style-name="T395">ă</text:span><text:span text:style-name="T396"><text:s/>bibliografic</text:span><text:span text:style-name="T397">ă</text:span><text:span text:style-name="T398">.</text:span></text:p>
      <text:p text:style-name="P399"/>
      <text:h text:style-name="Heading1" text:outline-level="1"><text:bookmark-start text:name="_Toc477457100"/><text:bookmark-start text:name="_Toc13246982"/>Analiz<text:span text:style-name="T400">ă</text:span>, proiectare, implementare<text:bookmark-end text:name="_Toc477457100"/><text:bookmark-end text:name="_Toc13246982"/></text:h>
      <text:p text:style-name="Standard"><text:span text:style-name="T401">Aceasta parte a lucrării este flexibilă și depinde foarte mult de natura lucrării</text:span><text:span text:style-name="T402">,<text:s/></text:span><text:span text:style-name="T403">poate fi organizat</text:span><text:span text:style-name="T404">ă</text:span><text:span text:style-name="T405"><text:s/></text:span><text:span text:style-name="T406">î</text:span><text:span text:style-name="T407">n mai multe capitole<text:s/></text:span><text:span text:style-name="T408">ș</text:span><text:span text:style-name="T409">i con</text:span><text:span text:style-name="T410">ț</text:span><text:span text:style-name="T411">ine contribu</text:span><text:span text:style-name="T412">ț</text:span><text:span text:style-name="T413">iile personale ale autorului.</text:span></text:p>
      <text:p text:style-name="Standard"><text:span text:style-name="T414">Includeți:</text:span></text:p>
      <text:list text:style-name="WWNum4" text:continue-numbering="true">
        <text:list-item>
          <text:list>
            <text:list-item>
              <text:p text:style-name="P415"><text:span text:style-name="T416">Detalii referitoare la analiz</text:span><text:span text:style-name="T417">ă</text:span><text:span text:style-name="T418"><text:s/></text:span><text:span text:style-name="T419">ș</text:span><text:span text:style-name="T420">i proiectare:</text:span></text:p>
            </text:list-item>
          </text:list>
        </text:list-item>
      </text:list>
      <text:list text:style-name="WWNum5" text:continue-numbering="true">
        <text:list-item>
          <text:list>
            <text:list-item>
              <text:list>
                <text:list-item>
                  <text:p text:style-name="P421"><text:span text:style-name="T422">descrierea metodelor pe care le-ați aplicat pentru rezolvarea problemei,</text:span></text:p>
                </text:list-item>
                <text:list-item>
                  <text:p text:style-name="P423"><text:span text:style-name="T424">descrierea materialelor, procedurilor</text:span></text:p>
                </text:list-item>
                <text:list-item>
                  <text:p text:style-name="P425"><text:span text:style-name="T426">calcule, tehnici, descrierea echipamentelor</text:span></text:p>
                </text:list-item>
                <text:list-item>
                  <text:p text:style-name="P427"><text:span text:style-name="T428">metodologia de proiectare</text:span></text:p>
                </text:list-item>
                <text:list-item>
                  <text:p text:style-name="P429"><text:span text:style-name="T430">informațiile necesare pentru ca cineva să poata reface lucrarea</text:span></text:p>
                </text:list-item>
              </text:list>
            </text:list-item>
          </text:list>
        </text:list-item>
      </text:list>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soft-page-break/>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text:s/><text:soft-page-break/>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text:s/><text:soft-page-break/>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text:s/><text:soft-page-break/>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431">MOSI (Master Ouptup/Slave Input) – the wire on which the master sends data to the slave</text:p>
        </text:list-item>
        <text:list-item>
          <text:p text:style-name="P432">MISO (Master Input/Slave Output) – the wire on which the slave sends data to the master</text:p>
        </text:list-item>
        <text:list-item>
          <text:p text:style-name="P433">SCLK (Clock) – the wire on which the clock signal used for synchronizing is sent</text:p>
        </text:list-item>
        <text:list-item>
          <text:p text:style-name="P434">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soft-page-break/>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6" text:continue-numbering="true">
        <text:list-item>
          <text:p text:style-name="P435">Simplex – only the transmitter sends data to the receiver</text:p>
        </text:list-item>
        <text:list-item>
          <text:p text:style-name="P436">Half Duplex – one device sends data while the other receives, then the roles change</text:p>
        </text:list-item>
        <text:list-item>
          <text:p text:style-name="P437">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text:s/><text:soft-page-break/>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438">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439">A visual representation for deducing the coordinates using only two circles:</text:p>
      <text:p text:style-name="P440">PIC</text:p>
      <text:p text:style-name="P441">The ambiguity of the points found can be easily seen. As for the trilateration process, represented below, there is only one solution.</text:p>
      <text:p text:style-name="P442">PIC</text:p>
      <text:p text:style-name="P443">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soft-page-break/>
      <text:p text:style-name="P444">Distamce = ToF x c,</text:p>
      <text:p text:style-name="P445">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7" text:continue-numbering="true">
        <text:list-item>
          <text:p text:style-name="P446">First, one device sends a Poll message to the other one. This message contains the timestamp of when the message was sent.</text:p>
        </text:list-item>
        <text:list-item>
          <text:p text:style-name="P447">The receiving device records its own timestamp of when the message was received. Then, a response is issued back to the first device. Again the time is recorded.</text:p>
        </text:list-item>
        <text:list-item>
          <text:p text:style-name="P448">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8" text:continue-numbering="true">
        <text:list-item>
          <text:p text:style-name="P449"><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450"><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451"><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452"><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453"><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454"><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455"><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soft-page-break/>
      <text:p text:style-name="Standard">The list of necessary components to make the realization of one board feasible is the following:</text:p>
      <text:list text:style-name="LFO19" text:continue-numbering="true">
        <text:list-item>
          <text:p text:style-name="P456">DWM1000 module</text:p>
        </text:list-item>
        <text:list-item>
          <text:p text:style-name="P457">ATmega328P microcontroller</text:p>
        </text:list-item>
        <text:list-item>
          <text:p text:style-name="P458">Custom made PCB</text:p>
        </text:list-item>
        <text:list-item>
          <text:p text:style-name="P459">8 MHz oscillator</text:p>
        </text:list-item>
        <text:list-item>
          <text:p text:style-name="P460">2 x 22 pF capacitors</text:p>
        </text:list-item>
        <text:list-item>
          <text:p text:style-name="P461">3.3V voltage regulator</text:p>
        </text:list-item>
        <text:list-item>
          <text:p text:style-name="P462">100 nF capacitor</text:p>
        </text:list-item>
        <text:list-item>
          <text:p text:style-name="P463">2.2 µF capacitor</text:p>
        </text:list-item>
        <text:list-item>
          <text:p text:style-name="P464">Mini-USB cable</text:p>
        </text:list-item>
        <text:list-item>
          <text:p text:style-name="P465">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s/></text:p>
      <text:p text:style-name="Standard">The data that is sent consists of a set of the distance measured from the board, which is moving, to one of the other boards which are stationary. This must be processed further in order to obtain a set of spatial coordinates in the XY form.<text:s/></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0" text:continue-numbering="true">
        <text:list-item>
          <text:p text:style-name="P466">SPI communication to exchange messages between the module and the microcontroller</text:p>
        </text:list-item>
        <text:list-item>
          <text:p text:style-name="P467">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soft-page-break/>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Proiectare<text:bookmark-end text:name="_Toc13246991"/></text:h>
      <text:p text:style-name="Standard">Having all the components available, we must decide how the to electrically connect them together. Again, we start this step with the DWM100 module. Below a picture of the diagram of the module is presented:</text:p>
      <text:p text:style-name="P468"><draw:frame draw:style-name="a14" draw:name="Picture 9" text:anchor-type="as-char" svg:x="0in" svg:y="0in" svg:width="3.84375in" svg:height="4.9375in" style:rel-width="scale" style:rel-height="scale"><draw:image xlink:href="media/image5.png" xlink:type="simple" xlink:show="embed" xlink:actuate="onLoad"/><svg:title/><svg:desc/></draw:frame></text:p>
      <text:p text:style-name="P469">Figure 1: DWM1000 Pin Diagram</text:p>
      <text:p text:style-name="Standard">The module has 24 pins that we can make use of, but for this project only a couple of them will be used, those for supplying power and those regarding communication. Those are the following:</text:p>
      <text:p text:style-name="P470">Table 1: Pin Descriptions</text:p>
      <table:table table:style-name="Table471">
        <table:table-columns>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SIGNAL NAME</text:p>
          </table:table-cell>
          <table:table-cell table:style-name="TableCell479">
            <text:p text:style-name="P480">PIN</text:p>
          </table:table-cell>
          <table:table-cell table:style-name="TableCell481">
            <text:p text:style-name="P482">I/O</text:p>
            <text:p text:style-name="P483">(Default)</text:p>
          </table:table-cell>
          <table:table-cell table:style-name="TableCell484">
            <text:p text:style-name="P485">DESCRIPTION</text:p>
          </table:table-cell>
        </table:table-row>
        <table:table-row table:style-name="TableRow486">
          <table:table-cell table:style-name="TableCell487">
            <text:p text:style-name="P488">SPICLK</text:p>
          </table:table-cell>
          <table:table-cell table:style-name="TableCell489">
            <text:p text:style-name="P490">20</text:p>
          </table:table-cell>
          <table:table-cell table:style-name="TableCell491">
            <text:p text:style-name="P492">DI</text:p>
          </table:table-cell>
          <table:table-cell table:style-name="TableCell493">
            <text:p text:style-name="P494">SPI clock.</text:p>
          </table:table-cell>
        </table:table-row>
        <text:soft-page-break/>
        <table:table-row table:style-name="TableRow495">
          <table:table-cell table:style-name="TableCell496">
            <text:p text:style-name="P497">SPIMISO</text:p>
          </table:table-cell>
          <table:table-cell table:style-name="TableCell498">
            <text:p text:style-name="P499">19</text:p>
          </table:table-cell>
          <table:table-cell table:style-name="TableCell500">
            <text:p text:style-name="P501">DO</text:p>
            <text:p text:style-name="P502">(O-L)</text:p>
          </table:table-cell>
          <table:table-cell table:style-name="TableCell503">
            <text:p text:style-name="P504">SPI data output.</text:p>
          </table:table-cell>
        </table:table-row>
        <table:table-row table:style-name="TableRow505">
          <table:table-cell table:style-name="TableCell506">
            <text:p text:style-name="P507">SPIMOSI</text:p>
          </table:table-cell>
          <table:table-cell table:style-name="TableCell508">
            <text:p text:style-name="P509">18</text:p>
          </table:table-cell>
          <table:table-cell table:style-name="TableCell510">
            <text:p text:style-name="P511">DI</text:p>
          </table:table-cell>
          <table:table-cell table:style-name="TableCell512">
            <text:p text:style-name="P513">SPI data input.</text:p>
          </table:table-cell>
        </table:table-row>
        <table:table-row table:style-name="TableRow514">
          <table:table-cell table:style-name="TableCell515">
            <text:p text:style-name="P516">SPICSn</text:p>
          </table:table-cell>
          <table:table-cell table:style-name="TableCell517">
            <text:p text:style-name="P518">17</text:p>
          </table:table-cell>
          <table:table-cell table:style-name="TableCell519">
            <text:p text:style-name="P520">DI</text:p>
          </table:table-cell>
          <table:table-cell table:style-name="TableCell521">
            <text:p text:style-name="P522">SPI chip select. Active low enable input.</text:p>
          </table:table-cell>
        </table:table-row>
        <table:table-row table:style-name="TableRow523">
          <table:table-cell table:style-name="TableCell524">
            <text:p text:style-name="P525">IRQ/GPIO8</text:p>
          </table:table-cell>
          <table:table-cell table:style-name="TableCell526">
            <text:p text:style-name="P527">22</text:p>
          </table:table-cell>
          <table:table-cell table:style-name="TableCell528">
            <text:p text:style-name="P529">DIO</text:p>
            <text:p text:style-name="P530">(O-L)</text:p>
          </table:table-cell>
          <table:table-cell table:style-name="TableCell531">
            <text:p text:style-name="P532">Interrupt Request output from the DWM1000 to the host processor. Default active high.</text:p>
          </table:table-cell>
        </table:table-row>
        <table:table-row table:style-name="TableRow533">
          <table:table-cell table:style-name="TableCell534">
            <text:p text:style-name="P535">RSTn</text:p>
          </table:table-cell>
          <table:table-cell table:style-name="TableCell536">
            <text:p text:style-name="P537">3</text:p>
          </table:table-cell>
          <table:table-cell table:style-name="TableCell538">
            <text:p text:style-name="P539">DIO</text:p>
            <text:p text:style-name="P540">(O-H)</text:p>
          </table:table-cell>
          <table:table-cell table:style-name="TableCell541">
            <text:p text:style-name="P542">Reset pin. Active Low Output.</text:p>
          </table:table-cell>
        </table:table-row>
        <table:table-row table:style-name="TableRow543">
          <table:table-cell table:style-name="TableCell544">
            <text:p text:style-name="P545">VDDAON</text:p>
          </table:table-cell>
          <table:table-cell table:style-name="TableCell546">
            <text:p text:style-name="P547">5</text:p>
          </table:table-cell>
          <table:table-cell table:style-name="TableCell548">
            <text:p text:style-name="P549">P</text:p>
          </table:table-cell>
          <table:table-cell table:style-name="TableCell550">
            <text:p text:style-name="P551">External supply for the Always-on (AON) portion of the chip.</text:p>
          </table:table-cell>
        </table:table-row>
        <table:table-row table:style-name="TableRow552">
          <table:table-cell table:style-name="TableCell553">
            <text:p text:style-name="P554">VDD3V3</text:p>
          </table:table-cell>
          <table:table-cell table:style-name="TableCell555">
            <text:p text:style-name="P556">6,7</text:p>
          </table:table-cell>
          <table:table-cell table:style-name="TableCell557">
            <text:p text:style-name="P558">P</text:p>
          </table:table-cell>
          <table:table-cell table:style-name="TableCell559">
            <text:p text:style-name="P560">3.3V supply pins.</text:p>
          </table:table-cell>
        </table:table-row>
        <table:table-row table:style-name="TableRow561">
          <table:table-cell table:style-name="TableCell562">
            <text:p text:style-name="P563">VSS</text:p>
          </table:table-cell>
          <table:table-cell table:style-name="TableCell564">
            <text:p text:style-name="P565">8,16,21,23,24</text:p>
          </table:table-cell>
          <table:table-cell table:style-name="TableCell566">
            <text:p text:style-name="P567">G</text:p>
          </table:table-cell>
          <table:table-cell table:style-name="TableCell568">
            <text:p text:style-name="P569">Common ground.</text:p>
          </table:table-cell>
        </table:table-row>
      </table:table>
      <text:p text:style-name="Standard"/>
      <text:p text:style-name="P570">Table 2: Explanation of Abbreviations</text:p>
      <table:table table:style-name="Table571">
        <table:table-columns>
          <table:table-column table:style-name="TableColumn572"/>
          <table:table-column table:style-name="TableColumn573"/>
        </table:table-columns>
        <table:table-row table:style-name="TableRow574">
          <table:table-cell table:style-name="TableCell575">
            <text:p text:style-name="P576">ABBREVIATION</text:p>
          </table:table-cell>
          <table:table-cell table:style-name="TableCell577">
            <text:p text:style-name="P578">EXPLANATION</text:p>
          </table:table-cell>
        </table:table-row>
        <table:table-row table:style-name="TableRow579">
          <table:table-cell table:style-name="TableCell580">
            <text:p text:style-name="P581">D</text:p>
          </table:table-cell>
          <table:table-cell table:style-name="TableCell582">
            <text:p text:style-name="P583">Digital</text:p>
          </table:table-cell>
        </table:table-row>
        <table:table-row table:style-name="TableRow584">
          <table:table-cell table:style-name="TableCell585">
            <text:p text:style-name="P586">I</text:p>
          </table:table-cell>
          <table:table-cell table:style-name="TableCell587">
            <text:p text:style-name="P588">Input</text:p>
          </table:table-cell>
        </table:table-row>
        <table:table-row table:style-name="TableRow589">
          <table:table-cell table:style-name="TableCell590">
            <text:p text:style-name="P591">O</text:p>
          </table:table-cell>
          <table:table-cell table:style-name="TableCell592">
            <text:p text:style-name="P593">Output</text:p>
          </table:table-cell>
        </table:table-row>
        <table:table-row table:style-name="TableRow594">
          <table:table-cell table:style-name="TableCell595">
            <text:p text:style-name="P596">IO</text:p>
          </table:table-cell>
          <table:table-cell table:style-name="TableCell597">
            <text:p text:style-name="P598">Input/Output</text:p>
          </table:table-cell>
        </table:table-row>
        <table:table-row table:style-name="TableRow599">
          <table:table-cell table:style-name="TableCell600">
            <text:p text:style-name="P601">O-L</text:p>
          </table:table-cell>
          <table:table-cell table:style-name="TableCell602">
            <text:p text:style-name="P603">Defaults to output, low level after reset</text:p>
          </table:table-cell>
        </table:table-row>
        <table:table-row table:style-name="TableRow604">
          <table:table-cell table:style-name="TableCell605">
            <text:p text:style-name="P606">O-H</text:p>
          </table:table-cell>
          <table:table-cell table:style-name="TableCell607">
            <text:p text:style-name="P608">Defaults to output, high level after reset</text:p>
          </table:table-cell>
        </table:table-row>
        <table:table-row table:style-name="TableRow609">
          <table:table-cell table:style-name="TableCell610">
            <text:p text:style-name="P611">P</text:p>
          </table:table-cell>
          <table:table-cell table:style-name="TableCell612">
            <text:p text:style-name="P613">Power Supply</text:p>
          </table:table-cell>
        </table:table-row>
        <table:table-row table:style-name="TableRow614">
          <table:table-cell table:style-name="TableCell615">
            <text:p text:style-name="P616">G</text:p>
          </table:table-cell>
          <table:table-cell table:style-name="TableCell617">
            <text:p text:style-name="P618">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619"><draw:frame draw:style-name="a15" draw:name="Picture 10" text:anchor-type="as-char" svg:x="0in" svg:y="0in" svg:width="6.29861in" svg:height="3.87292in" style:rel-width="scale" style:rel-height="scale"><draw:image xlink:href="media/image6.png" xlink:type="simple" xlink:show="embed" xlink:actuate="onLoad"/><svg:title/><svg:desc/></draw:frame></text:p>
      <text:p text:style-name="P620">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1" text:continue-numbering="true">
        <text:list-item>
          <text:p text:style-name="P621">The preamble – this part is used as an introductory part of the transmission that lets the receiver know that someone is about to send data</text:p>
        </text:list-item>
        <text:list-item>
          <text:p text:style-name="P622">SFD – Start of Data Frame – indicates the completion of the preamble section of the frame and the start of the next section</text:p>
        </text:list-item>
        <text:list-item>
          <text:p text:style-name="P623">PHR – the Physical layer Header – this is the section in the frame that comes right after the SFD and before the actual message payload and defines the characteristics of the whole frame that the receiver must know</text:p>
        </text:list-item>
        <text:list-item>
          <text:p text:style-name="P624">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text:s/></text:p>
      <text:list text:style-name="WWNum4" text:continue-numbering="true">
        <text:list-item>
          <text:list>
            <text:list-item>
              <text:p text:style-name="P625"><text:span text:style-name="T626">Implementare :</text:span></text:p>
            </text:list-item>
          </text:list>
        </text:list-item>
      </text:list>
      <text:list text:style-name="WWNum5" text:continue-numbering="true">
        <text:list-item>
          <text:list>
            <text:list-item>
              <text:list>
                <text:list-item>
                  <text:p text:style-name="P627"><text:span text:style-name="T628">Descrieti detaliile tehnice ale implementarii aplicatiei: mediul de implementare, modul de prezentare, modul de utilizare al aplicatiei, etc.</text:span></text:p>
                </text:list-item>
              </text:list>
            </text:list-item>
          </text:list>
        </text:list-item>
      </text:list>
      <text:h text:style-name="Heading2" text:outline-level="2"><text:bookmark-start text:name="_Toc13246992"/>Implementare<text:bookmark-end text:name="_Toc13246992"/></text:h>
      <text:list text:style-name="WWNum5" text:continue-numbering="true">
        <text:list-item>
          <text:list>
            <text:list-item>
              <text:p text:style-name="P629"><text:span text:style-name="T630">Testare si validare :</text:span></text:p>
              <text:list text:continue-numbering="true">
                <text:list-item>
                  <text:p text:style-name="P631"><text:span text:style-name="T632">Descrieți metodologia de testare a aplicației<text:s/></text:span><text:span text:style-name="T633">ș</text:span><text:span text:style-name="T634">i rezultatele</text:span></text:p>
                </text:list-item>
                <text:list-item>
                  <text:p text:style-name="P635"><text:span text:style-name="T636">Includeți experimentele pe care le-ați realizat, analiza rezultatelor pe care le-ați obținut.</text:span></text:p>
                </text:list-item>
              </text:list>
            </text:list-item>
          </text:list>
        </text:list-item>
      </text:list>
      <text:p text:style-name="Standard"/>
      <text:p text:style-name="Standard"/>
      <text:p text:style-name="Standard"/>
      <text:p text:style-name="P637"/>
      <text:h text:style-name="Heading1" text:outline-level="1"><text:bookmark-start text:name="_Toc477457101"/><text:bookmark-start text:name="_Toc13246993"/>Concluzii<text:bookmark-end text:name="_Toc477457101"/><text:bookmark-end text:name="_Toc13246993"/></text:h>
      <text:h text:style-name="Heading2" text:outline-level="2"><text:bookmark-start text:name="_Toc477457102"/><text:bookmark-start text:name="_Toc13246994"/>Rezultate ob<text:span text:style-name="T638">ț</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T639">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text:bookmark-start text:name="_Toc13246995"/>Direc<text:span text:style-name="T640">ț</text:span>ii de dezvoltare<text:bookmark-end text:name="_Toc477457103"/><text:bookmark-end text:name="_Toc13246995"/></text:h>
      <text:p text:style-name="Standard"><text:span text:style-name="T641">Descrieți direcțiile posibile de dezvoltare.</text:span></text:p>
      <text:p text:style-name="Standard"/>
      <text:p text:style-name="P642"/>
      <text:p text:style-name="P643"/>
      <text:h text:style-name="Heading1" text:outline-level="1"><text:bookmark-start text:name="_Toc477457104"/><text:bookmark-start text:name="_Toc13246996"/>Reguli de formatare<text:bookmark-end text:name="_Toc477457104"/><text:bookmark-end text:name="_Toc13246996"/></text:h>
      <text:h text:style-name="Heading2" text:outline-level="2"><text:bookmark-start text:name="_Toc477457105"/><text:bookmark-start text:name="_Toc13246997"/>Formatarea paginii<text:bookmark-end text:name="_Toc477457105"/><text:bookmark-end text:name="_Toc13246997"/></text:h>
      <text:list text:style-name="WWNum5" text:continue-numbering="true">
        <text:list-item>
          <text:list>
            <text:list-item>
              <text:p text:style-name="P644">Dimensiunea paginii: A4</text:p>
            </text:list-item>
            <text:list-item>
              <text:p text:style-name="P645">Margini: 2.5 cm (sus, jos, st<text:span text:style-name="T646">â</text:span>nga, dreapta)</text:p>
            </text:list-item>
            <text:list-item>
              <text:p text:style-name="P647">Antet<text:s/><text:span text:style-name="T648">ș</text:span>i subsol: 1.27 cm de la marginea paginii</text:p>
            </text:list-item>
            <text:list-item>
              <text:p text:style-name="P649">În antetul paginii (header): titlul capitolului, centrat, stil: Header_style</text:p>
            </text:list-item>
            <text:list-item>
              <text:p text:style-name="P650"><text:span text:style-name="T651">Î</text:span>n subsolul paginii: num<text:span text:style-name="T652">ă</text:span>rul paginii, centrat</text:p>
            </text:list-item>
          </text:list>
        </text:list-item>
      </text:list>
      <text:h text:style-name="Heading2" text:outline-level="2"><text:bookmark-start text:name="_Toc477457106"/><text:bookmark-start text:name="_Toc13246998"/>Titluri<text:s/><text:span text:style-name="T653">ș</text:span>i stiluri<text:bookmark-end text:name="_Toc477457106"/><text:bookmark-end text:name="_Toc13246998"/></text:h>
      <text:p text:style-name="Standard">Titlurile capitolelor<text:s/><text:span text:style-name="T654">ș</text:span>i subcapitolelor se marcheaz<text:span text:style-name="T655">ă</text:span><text:s/>cu stilurile Heading 1 – 4, conform documentului model anexat<text:s/><text:span text:style-name="T656">î</text:span>n format Word. Descrierea stilurilor utilizate<text:s/><text:span text:style-name="T657">î</text:span>n<text:span text:style-name="T658"><text:s/>document este prezentată</text:span><text:s/><text:span text:style-name="T659">î</text:span>n<text:s/><text:bookmark-ref text:ref-name="_Ref477449446" text:reference-format="text">Tabelul 5 .1</text:bookmark-ref>.</text:p>
      <text:p text:style-name="P660"><text:bookmark-start text:name="_Ref477449446"/>Tabelul 5<text:bookmark-start text:name="Bookmark1"/><text:bookmark-end text:name="Bookmark1"/>.1<text:bookmark-end text:name="_Ref477449446"/>. Stiluri utilizate<text:s/><text:span text:style-name="T661">î</text:span>n acest document</text:p>
      <table:table table:style-name="Table662">
        <table:table-columns>
          <table:table-column table:style-name="TableColumn663"/>
          <table:table-column table:style-name="TableColumn664"/>
          <table:table-column table:style-name="TableColumn665"/>
          <table:table-column table:style-name="TableColumn666"/>
        </table:table-columns>
        <table:table-header-rows>
          <table:table-row table:style-name="TableRow667">
            <table:table-cell table:style-name="TableCell668">
              <text:p text:style-name="P669">Nr.</text:p>
            </table:table-cell>
            <table:table-cell table:style-name="TableCell670">
              <text:p text:style-name="P671">Stil</text:p>
            </table:table-cell>
            <table:table-cell table:style-name="TableCell672">
              <text:p text:style-name="P673">Utilizat pentru</text:p>
            </table:table-cell>
            <table:table-cell table:style-name="TableCell674">
              <text:p text:style-name="P675">Format</text:p>
            </table:table-cell>
          </table:table-row>
        </table:table-header-rows>
        <table:table-row table:style-name="TableRow676">
          <table:table-cell table:style-name="TableCell677">
            <text:p text:style-name="P678">1</text:p>
          </table:table-cell>
          <table:table-cell table:style-name="TableCell679">
            <text:p text:style-name="P680">Normal</text:p>
          </table:table-cell>
          <table:table-cell table:style-name="TableCell681">
            <text:p text:style-name="P682">Text normal</text:p>
          </table:table-cell>
          <table:table-cell table:style-name="TableCell683">
            <text:p text:style-name="P684">Font: (Default) Cambria, 12 pt,<text:line-break/>Justified, Line spacing: <text:s/>Multiple 1.1 li, Space After: <text:s/>6 pt</text:p>
          </table:table-cell>
        </table:table-row>
        <table:table-row table:style-name="TableRow685">
          <table:table-cell table:style-name="TableCell686">
            <text:p text:style-name="P687">2</text:p>
          </table:table-cell>
          <table:table-cell table:style-name="TableCell688">
            <text:p text:style-name="P689">Titlu</text:p>
          </table:table-cell>
          <table:table-cell table:style-name="TableCell690">
            <text:p text:style-name="P691">Titlul proiectului, prima pagin<text:span text:style-name="T692">ă</text:span></text:p>
          </table:table-cell>
          <table:table-cell table:style-name="TableCell693">
            <text:p text:style-name="P694">Font: 24 pt, Small caps, Centered<text:line-break/>Line spacing: <text:s/>single, Space Before: 126pt, After: <text:s/>0 pt,</text:p>
          </table:table-cell>
        </table:table-row>
        <table:table-row table:style-name="TableRow695">
          <table:table-cell table:style-name="TableCell696">
            <text:p text:style-name="P697">3</text:p>
          </table:table-cell>
          <table:table-cell table:style-name="TableCell698">
            <text:p text:style-name="P699">Titlu2</text:p>
          </table:table-cell>
          <table:table-cell table:style-name="TableCell700">
            <text:p text:style-name="P701">Titlul proiectului, pagina de prezentare</text:p>
          </table:table-cell>
          <table:table-cell table:style-name="TableCell702">
            <text:p text:style-name="P703">Font:14pt, Bold, Centered</text:p>
          </table:table-cell>
        </table:table-row>
        <table:table-row table:style-name="TableRow704">
          <table:table-cell table:style-name="TableCell705">
            <text:p text:style-name="P706">4</text:p>
          </table:table-cell>
          <table:table-cell table:style-name="TableCell707">
            <text:p text:style-name="P708">Heading 1</text:p>
          </table:table-cell>
          <table:table-cell table:style-name="TableCell709">
            <text:p text:style-name="P710">Titlurile capitolelor (nivel 1)</text:p>
          </table:table-cell>
          <table:table-cell table:style-name="TableCell711">
            <text:p text:style-name="P712">Font: 24 pt, Indent: <text:s/>Left: <text:s/>0 cm<text:line-break/>Hanging: <text:s/>0.76 cm, Space Before: 24pt, After: 12pt</text:p>
          </table:table-cell>
        </table:table-row>
        <table:table-row table:style-name="TableRow713">
          <table:table-cell table:style-name="TableCell714">
            <text:p text:style-name="P715">5</text:p>
          </table:table-cell>
          <table:table-cell table:style-name="TableCell716">
            <text:p text:style-name="P717">Heading 2</text:p>
          </table:table-cell>
          <table:table-cell table:style-name="TableCell718">
            <text:p text:style-name="P719">Titlurile subcapitolelor<text:line-break/>(nivel 2)</text:p>
          </table:table-cell>
          <table:table-cell table:style-name="TableCell720">
            <text:p text:style-name="P721">Font: 14 pt, Bold, Indent: <text:s/>Left: <text:s/>0 cm</text:p>
            <text:p text:style-name="P722">Hanging: <text:s/>1.02 cm, Space Before: 18pt, After: 12pt</text:p>
          </table:table-cell>
        </table:table-row>
        <table:table-row table:style-name="TableRow723">
          <table:table-cell table:style-name="TableCell724">
            <text:p text:style-name="P725">6</text:p>
          </table:table-cell>
          <table:table-cell table:style-name="TableCell726">
            <text:p text:style-name="P727">Heading 3</text:p>
          </table:table-cell>
          <table:table-cell table:style-name="TableCell728">
            <text:p text:style-name="P729">Titlurile sec<text:span text:style-name="T730">ț</text:span>iunilor<text:line-break/>(nivel 3)</text:p>
          </table:table-cell>
          <table:table-cell table:style-name="TableCell731">
            <text:p text:style-name="P732">Font: Bold, Indent: Left: <text:s/>0 cm<text:line-break/>Hanging: <text:s/>1.27 cm, Space Before: <text:s/>6 pt, After: <text:s/>6pt</text:p>
          </table:table-cell>
        </table:table-row>
        <table:table-row table:style-name="TableRow733">
          <table:table-cell table:style-name="TableCell734">
            <text:p text:style-name="P735">7</text:p>
          </table:table-cell>
          <table:table-cell table:style-name="TableCell736">
            <text:p text:style-name="P737">Heading 4</text:p>
          </table:table-cell>
          <table:table-cell table:style-name="TableCell738">
            <text:p text:style-name="P739">Titlurile sec<text:span text:style-name="T740">ț</text:span>iunilor<text:line-break/>(nivel 4)</text:p>
          </table:table-cell>
          <table:table-cell table:style-name="TableCell741">
            <text:p text:style-name="P742">Font: Italic, Indent: Left: <text:s/>0 cm<text:line-break/>Hanging: <text:s/>1.52 cm, Space Before: <text:s/>2 pt,<text:line-break/>After: <text:s/>0 pt</text:p>
          </table:table-cell>
        </table:table-row>
        <text:soft-page-break/>
        <table:table-row table:style-name="TableRow743">
          <table:table-cell table:style-name="TableCell744">
            <text:p text:style-name="P745">8</text:p>
          </table:table-cell>
          <table:table-cell table:style-name="TableCell746">
            <text:p text:style-name="P747">Caption</text:p>
          </table:table-cell>
          <table:table-cell table:style-name="TableCell748">
            <text:p text:style-name="P749">Legenda figurilor<text:s/><text:span text:style-name="T750">ș</text:span>i tabelelor</text:p>
          </table:table-cell>
          <table:table-cell table:style-name="TableCell751">
            <text:p text:style-name="P752">Font: Italic, Font color: Text 1, Line spacing: <text:s/>single, Space After: <text:s/>10 pt,</text:p>
          </table:table-cell>
        </table:table-row>
        <table:table-row table:style-name="TableRow753">
          <table:table-cell table:style-name="TableCell754">
            <text:p text:style-name="P755">9</text:p>
          </table:table-cell>
          <table:table-cell table:style-name="TableCell756">
            <text:p text:style-name="P757">Header_style</text:p>
          </table:table-cell>
          <table:table-cell table:style-name="TableCell758">
            <text:p text:style-name="P759">Antetul paginii</text:p>
          </table:table-cell>
          <table:table-cell table:style-name="TableCell760">
            <text:p text:style-name="P761">Font: 10 pt, Italic, Centered, Border: Bottom: (Single solid line, Background 1, <text:s/>0.5 pt Line width)</text:p>
          </table:table-cell>
        </table:table-row>
      </table:table>
      <text:p text:style-name="P762"/>
      <text:h text:style-name="Heading2" text:outline-level="2"><text:bookmark-start text:name="_Toc477457107"/><text:bookmark-start text:name="_Toc13246999"/>Figuri, tabele<text:s/><text:span text:style-name="T763">ș</text:span>i ecua<text:span text:style-name="T764">ț</text:span>ii<text:bookmark-end text:name="_Toc477457107"/><text:bookmark-end text:name="_Toc13246999"/></text:h>
      <text:h text:style-name="Heading3" text:outline-level="3"><text:bookmark-start text:name="_Toc477457108"/><text:bookmark-start text:name="_Toc13247000"/>Figuri<text:bookmark-end text:name="_Toc477457108"/><text:bookmark-end text:name="_Toc13247000"/></text:h>
      <text:p text:style-name="Standard">Figurile se insereaz<text:span text:style-name="T765">ă</text:span><text:s/><text:span text:style-name="T766">î</text:span>n text centrate, cu etichet<text:span text:style-name="T767">ă de numerotare ș</text:span>i legend<text:span text:style-name="T768">ă</text:span><text:s/>(Caption)<text:s/><text:span text:style-name="T769">î</text:span>n partea de <text:s/>jos a figurii. Num<text:span text:style-name="T770">ă</text:span>rul figurii include<text:s/><text:span text:style-name="T771">ș</text:span>i num<text:span text:style-name="T772">ă</text:span>rul capitolului, dup<text:span text:style-name="T773">ă</text:span><text:s/>exemplul prezentat<text:s/><text:span text:style-name="T774">î</text:span>n<text:s/><text:bookmark-ref text:ref-name="_Ref477450048" text:reference-format="text">Figura .1</text:bookmark-ref>.</text:p>
      <text:p text:style-name="Standard"/>
      <text:p text:style-name="P775"><draw:frame draw:style-name="a16" draw:name="Picture 1" text:anchor-type="as-char" svg:x="0in" svg:y="0in" svg:width="4.2091in" svg:height="3.0311in" style:rel-width="scale" style:rel-height="scale"><draw:image xlink:href="media/image7.png" xlink:type="simple" xlink:show="embed" xlink:actuate="onLoad"/><svg:title/><svg:desc>Imagini pentru figure, example</svg:desc></draw:frame></text:p>
      <text:p text:style-name="P776"><text:bookmark-start text:name="_Ref477450048"/>Figura<text:s/><text:bookmark-start text:name="Bookmark11"/><text:bookmark-end text:name="Bookmark11"/>.1<text:bookmark-end text:name="_Ref477450048"/>. Figur<text:span text:style-name="T777">ă</text:span><text:s/>exemplu, stil: Caption</text:p>
      <text:h text:style-name="Heading2" text:outline-level="2"><text:bookmark-start text:name="_Toc477457109"/><text:bookmark-start text:name="_Toc13247001"/>Tabele<text:bookmark-end text:name="_Toc477457109"/><text:bookmark-end text:name="_Toc13247001"/></text:h>
      <text:p text:style-name="Standard">Tabelele se insereaz<text:span text:style-name="T778">ă</text:span><text:s/><text:span text:style-name="T779">î</text:span>n text centrate, cu etichet<text:span text:style-name="T780">ă</text:span><text:s/><text:span text:style-name="T781">ș</text:span>i legend<text:span text:style-name="T782">ă (Caption) î</text:span>n partea de sus a tabelului, aliniat<text:span text:style-name="T783">ă</text:span><text:s/>la st<text:span text:style-name="T784">â</text:span>nga. Num<text:span text:style-name="T785">ă</text:span>rul tabelului include<text:s/><text:span text:style-name="T786">ș</text:span>i num<text:span text:style-name="T787">ă</text:span>rul capitolului, dup<text:span text:style-name="T788">ă cum este prezentat, de exemplu, î</text:span>n<text:s/><text:bookmark-ref text:ref-name="_Ref477449446" text:reference-format="text">Tabelul 5 .1</text:bookmark-ref>.</text:p>
      <text:h text:style-name="Heading2" text:outline-level="2"><text:bookmark-start text:name="_Toc477457110"/><text:bookmark-start text:name="_Toc13247002"/>Ecua<text:span text:style-name="T789">ț</text:span>ii<text:bookmark-end text:name="_Toc477457110"/><text:bookmark-end text:name="_Toc13247002"/></text:h>
      <text:p text:style-name="Standard">Ecua<text:span text:style-name="T790">ț</text:span>iile se insereaz<text:span text:style-name="T791">ă</text:span><text:s/><text:span text:style-name="T792">î</text:span>n text centrate, cu numerotare<text:s/><text:span text:style-name="T793">î</text:span>n partea dreapt<text:span text:style-name="T794">ă</text:span>. Num<text:span text:style-name="T795">ă</text:span>rul ecua<text:span text:style-name="T796">ț</text:span>iei include<text:s/><text:span text:style-name="T797">ș</text:span>i num<text:span text:style-name="T798">ă</text:span>rul capitolului, conform exemplului din rela<text:span text:style-name="T799">ț</text:span>ia (5.1).</text:p>
      <table:table table:style-name="Table800">
        <table:table-columns>
          <table:table-column table:style-name="TableColumn801"/>
          <table:table-column table:style-name="TableColumn802"/>
        </table:table-columns>
        <table:table-row table:style-name="TableRow803">
          <table:table-cell table:style-name="TableCell804">
            <text:p text:style-name="P805"><draw:frame draw:style-name="a17" text:anchor-type="as-char" svg:x="0in" svg:y="0in" svg:width="1.82292in" svg:height="0.54167in" style:rel-width="scale" style:rel-height="scale"><draw:object xlink:href="Object 8/" xlink:type="simple" xlink:show="embed" xlink:actuate="onLoad"/></draw:frame></text:p>
          </table:table-cell>
          <table:table-cell table:style-name="TableCell806">
            <text:p text:style-name="P807">(5.1)</text:p>
          </table:table-cell>
        </table:table-row>
      </table:table>
      <text:h text:style-name="Heading2" text:outline-level="2"><text:bookmark-start text:name="_Toc477457111"/><text:bookmark-start text:name="_Toc13247003"/>Referin<text:span text:style-name="T808">ț</text:span>e bibliografice<text:bookmark-end text:name="_Toc477457111"/><text:bookmark-end text:name="_Toc13247003"/></text:h>
      <text:p text:style-name="Standard">Se recomand<text:span text:style-name="T809">ă</text:span><text:s/>ca citarea referin<text:span text:style-name="T810">ț</text:span>elor bibliografice s<text:span text:style-name="T811">ă</text:span><text:s/>fie f<text:span text:style-name="T812">ă</text:span>cut<text:span text:style-name="T813">ă</text:span><text:s/><text:span text:style-name="T814">î</text:span>n formatul IEEE.</text:p>
      <text:p text:style-name="Standard">În sec<text:span text:style-name="T815">ț</text:span>iunea Bibliografie sunt prezentate exemple pentru: o citare a unui capitol<text:s/><text:span text:style-name="T816">di</text:span>ntr-o carte [CITATION Han89 \l 1033]<text:span text:style-name="T817">,<text:s/></text:span>un articol publicat<text:s/><text:span text:style-name="T818">î</text:span>ntr-o revist<text:span text:style-name="T819">ă<text:s/></text:span>[CITATION Aut16 \l 1033] și un articol publicat la o conferin<text:span text:style-name="T820">ță<text:s/></text:span>[CITATION Num15 \l 1033].</text:p>
      <text:p text:style-name="Standard">Detalii cu privire la formatul cit<text:span text:style-name="T821">ă</text:span>rii diverselor tipuri de referin<text:span text:style-name="T822">ț</text:span>e pot fi g<text:span text:style-name="T823">ă</text:span>site în [CITATION Ins \l 1033]<text:s/><text:span text:style-name="T824">sau<text:s/></text:span>[CITATION IEE16 \l 1033]<text:span text:style-name="T825">.</text:span></text:p>
      <text:p text:style-name="Standard"><text:span text:style-name="T826">Referinț</text:span>ele bibliografice se pot insera<text:s/><text:span text:style-name="T827">î</text:span>n text utiliz<text:span text:style-name="T828">â</text:span>nd facilit<text:span text:style-name="T829">ăț</text:span>ile Word de a ad<text:span text:style-name="T830">ă</text:span>uga surse<text:s/><text:span text:style-name="T831">ș</text:span>i bibliografie unui document (References -&gt; Citations &amp; Bibliography). Dac<text:span text:style-name="T832">ă formatul IEEE pentru bibliografie nu este instalat implicit î</text:span>n Word, se poate desc<text:span text:style-name="T833">ă</text:span>rca gratuit de la:</text:p>
      <text:p text:style-name="Standard"><text:a xlink:href="https://bibword.codeplex.com/wikipage?title=Styles&amp;referringTitle=Home" office:target-frame-name="_top" xlink:show="replace"><text:span text:style-name="Internetlink">https://bibword.</text:span><text:bookmark-start text:name="_Hlt13157264"/><text:bookmark-start text:name="_Hlt13157265"/><text:span text:style-name="Internetlink">c</text:span><text:bookmark-end text:name="_Hlt13157264"/><text:bookmark-end text:name="_Hlt13157265"/><text:span text:style-name="Internetlink">odeplex.com/wikipage?title=Styles&amp;referringTitle=Home</text:span></text:a></text:p>
      <text:p text:style-name="P834"><text:span text:style-name="T835">Instrucț</text:span>iunile de instalare pentru diferite versiuni de Word se pot ob<text:span text:style-name="T836">ț</text:span>ine de la aceea<text:span text:style-name="T837">ș</text:span>i adres<text:span text:style-name="T838">ă</text:span>.</text:p>
      <text:p text:style-name="P839"/>
      <text:p text:style-name="Standard"/>
      <text:p text:style-name="Standard"/>
      <text:p text:style-name="P840"/>
      <text:p text:style-name="P841"/>
      <table:table table:style-name="Table842">
        <table:table-columns>
          <table:table-column table:style-name="TableColumn843"/>
          <table:table-column table:style-name="TableColumn844"/>
        </table:table-columns>
        <table:table-row table:style-name="TableRow845">
          <table:table-cell table:style-name="TableCell846">
            <text:p text:style-name="Normal"/>
          </table:table-cell>
          <table:table-cell table:style-name="TableCell847">
            <text:p text:style-name="Normal"/>
          </table:table-cell>
        </table:table-row>
        <table:table-row table:style-name="TableRow848">
          <table:table-cell table:style-name="TableCell849">
            <text:p text:style-name="Normal"/>
          </table:table-cell>
          <table:table-cell table:style-name="TableCell850">
            <text:p text:style-name="Normal"/>
          </table:table-cell>
        </table:table-row>
        <table:table-row table:style-name="TableRow851">
          <table:table-cell table:style-name="TableCell852">
            <text:p text:style-name="Normal"/>
          </table:table-cell>
          <table:table-cell table:style-name="TableCell853">
            <text:p text:style-name="Normal"/>
          </table:table-cell>
        </table:table-row>
        <table:table-row table:style-name="TableRow854">
          <table:table-cell table:style-name="TableCell855">
            <text:p text:style-name="Normal"/>
          </table:table-cell>
          <table:table-cell table:style-name="TableCell856">
            <text:p text:style-name="Normal"/>
          </table:table-cell>
        </table:table-row>
        <table:table-row table:style-name="TableRow857">
          <table:table-cell table:style-name="TableCell858">
            <text:h text:style-name="Heading1" text:outline-level="1"><text:bookmark-start text:name="_Toc13247004"/><text:bookmark-end text:name="_Toc13247004"/></text:h>
          </table:table-cell>
          <table:table-cell table:style-name="TableCell859">
            <text:h text:style-name="Heading1" text:outline-level="1"><text:bookmark-start text:name="_Toc477457112"/><text:bookmark-start text:name="_Toc13247005"/>Bibliografie<text:bookmark-end text:name="_Toc477457112"/><text:bookmark-end text:name="_Toc13247005"/></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5%"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15</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5T17:36:00Z</dc:date>
    <meta:template xlink:href="Normal.dotm" xlink:type="simple"/>
    <meta:editing-cycles>79</meta:editing-cycles>
    <meta:editing-duration>PT5016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2" meta:paragraph-count="105" meta:word-count="7869" meta:character-count="52619" meta:row-count="373" meta:non-whitespace-character-count="44855"/>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